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5.89138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emps</text:p>
          </table:table-cell>
          <table:table-cell office:value-type="string" table:style-name="ce2">
            <text:p>Résistance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log(t)</text:p>
          </table:table-cell>
          <table:table-cell office:value-type="string" table:style-name="ce2">
            <text:p>log(T)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float" office:value="109.1" table:style-name="ce3">
            <text:p>109,1</text:p>
          </table:table-cell>
          <table:table-cell office:value-type="float" office:value="23.273657289999999" table:style-name="ce3">
            <text:p>23,27365729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09.1" table:style-name="ce3">
            <text:p>109,1</text:p>
          </table:table-cell>
          <table:table-cell office:value-type="float" office:value="23.273657289999999" table:style-name="ce3">
            <text:p>23,27365729</text:p>
          </table:table-cell>
          <table:table-cell office:value-type="float" office:value="1" table:style-name="ce3">
            <text:p>1</text:p>
          </table:table-cell>
          <table:table-cell office:value-type="float" office:value="1.366864635" table:style-name="ce3">
            <text:p>1,36686463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109.1" table:style-name="ce3">
            <text:p>109,1</text:p>
          </table:table-cell>
          <table:table-cell office:value-type="float" office:value="23.273657289999999" table:style-name="ce3">
            <text:p>23,27365729</text:p>
          </table:table-cell>
          <table:table-cell office:value-type="float" office:value="1.301029996" table:style-name="ce3">
            <text:p>1,301029996</text:p>
          </table:table-cell>
          <table:table-cell office:value-type="float" office:value="1.366864635" table:style-name="ce3">
            <text:p>1,36686463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4771212549999999" table:style-name="ce3">
            <text:p>1,477121255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0" table:style-name="ce3">
            <text:p>4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602059991" table:style-name="ce3">
            <text:p>1,602059991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table:style-name="ce3">
            <text:p>5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698970004" table:style-name="ce3">
            <text:p>1,698970004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" table:style-name="ce3">
            <text:p>6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7781512500000001" table:style-name="ce3">
            <text:p>1,77815125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0" table:style-name="ce3">
            <text:p>7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8450980400000001" table:style-name="ce3">
            <text:p>1,84509804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0" table:style-name="ce3">
            <text:p>8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903089987" table:style-name="ce3">
            <text:p>1,903089987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0" table:style-name="ce3">
            <text:p>9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1.954242509" table:style-name="ce3">
            <text:p>1,954242509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0" table:style-name="ce3">
            <text:p>12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2.0791812460000001" table:style-name="ce3">
            <text:p>2,079181246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0" table:style-name="ce3">
            <text:p>15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2.1760912590000001" table:style-name="ce3">
            <text:p>2,176091259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0" table:style-name="ce3">
            <text:p>18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2.2552725050000002" table:style-name="ce3">
            <text:p>2,255272505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0" table:style-name="ce3">
            <text:p>210</text:p>
          </table:table-cell>
          <table:table-cell office:value-type="float" office:value="109.2" table:style-name="ce3">
            <text:p>109,2</text:p>
          </table:table-cell>
          <table:table-cell office:value-type="float" office:value="23.529411759999999" table:style-name="ce3">
            <text:p>23,52941176</text:p>
          </table:table-cell>
          <table:table-cell office:value-type="float" office:value="2.322219295" table:style-name="ce3">
            <text:p>2,322219295</text:p>
          </table:table-cell>
          <table:table-cell office:value-type="float" office:value="1.3716110699999999" table:style-name="ce3">
            <text:p>1,3716110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0" table:style-name="ce3">
            <text:p>240</text:p>
          </table:table-cell>
          <table:table-cell office:value-type="float" office:value="109.3" table:style-name="ce3">
            <text:p>109,3</text:p>
          </table:table-cell>
          <table:table-cell office:value-type="float" office:value="23.785166239999999" table:style-name="ce3">
            <text:p>23,78516624</text:p>
          </table:table-cell>
          <table:table-cell office:value-type="float" office:value="2.3802112420000001" table:style-name="ce3">
            <text:p>2,380211242</text:p>
          </table:table-cell>
          <table:table-cell office:value-type="float" office:value="1.3763061910000001" table:style-name="ce3">
            <text:p>1,37630619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0" table:style-name="ce3">
            <text:p>270</text:p>
          </table:table-cell>
          <table:table-cell office:value-type="float" office:value="109.3" table:style-name="ce3">
            <text:p>109,3</text:p>
          </table:table-cell>
          <table:table-cell office:value-type="float" office:value="23.785166239999999" table:style-name="ce3">
            <text:p>23,78516624</text:p>
          </table:table-cell>
          <table:table-cell office:value-type="float" office:value="2.4313637639999999" table:style-name="ce3">
            <text:p>2,431363764</text:p>
          </table:table-cell>
          <table:table-cell office:value-type="float" office:value="1.3763061910000001" table:style-name="ce3">
            <text:p>1,37630619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0" table:style-name="ce3">
            <text:p>300</text:p>
          </table:table-cell>
          <table:table-cell office:value-type="float" office:value="109.3" table:style-name="ce3">
            <text:p>109,3</text:p>
          </table:table-cell>
          <table:table-cell office:value-type="float" office:value="23.785166239999999" table:style-name="ce3">
            <text:p>23,78516624</text:p>
          </table:table-cell>
          <table:table-cell office:value-type="float" office:value="2.4771212550000001" table:style-name="ce3">
            <text:p>2,477121255</text:p>
          </table:table-cell>
          <table:table-cell office:value-type="float" office:value="1.3763061910000001" table:style-name="ce3">
            <text:p>1,37630619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0" table:style-name="ce3">
            <text:p>330</text:p>
          </table:table-cell>
          <table:table-cell office:value-type="float" office:value="109.4" table:style-name="ce3">
            <text:p>109,4</text:p>
          </table:table-cell>
          <table:table-cell office:value-type="float" office:value="24.040920719999999" table:style-name="ce3">
            <text:p>24,04092072</text:p>
          </table:table-cell>
          <table:table-cell office:value-type="float" office:value="2.5185139400000001" table:style-name="ce3">
            <text:p>2,51851394</text:p>
          </table:table-cell>
          <table:table-cell office:value-type="float" office:value="1.380951096" table:style-name="ce3">
            <text:p>1,38095109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0" table:style-name="ce3">
            <text:p>360</text:p>
          </table:table-cell>
          <table:table-cell office:value-type="float" office:value="109.5" table:style-name="ce3">
            <text:p>109,5</text:p>
          </table:table-cell>
          <table:table-cell office:value-type="float" office:value="24.296675189999998" table:style-name="ce3">
            <text:p>24,29667519</text:p>
          </table:table-cell>
          <table:table-cell office:value-type="float" office:value="2.5563025009999998" table:style-name="ce3">
            <text:p>2,556302501</text:p>
          </table:table-cell>
          <table:table-cell office:value-type="float" office:value="1.3855468479999999" table:style-name="ce3">
            <text:p>1,38554684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90" table:style-name="ce3">
            <text:p>390</text:p>
          </table:table-cell>
          <table:table-cell office:value-type="float" office:value="109.5" table:style-name="ce3">
            <text:p>109,5</text:p>
          </table:table-cell>
          <table:table-cell office:value-type="float" office:value="24.296675189999998" table:style-name="ce3">
            <text:p>24,29667519</text:p>
          </table:table-cell>
          <table:table-cell office:value-type="float" office:value="2.5910646069999999" table:style-name="ce3">
            <text:p>2,591064607</text:p>
          </table:table-cell>
          <table:table-cell office:value-type="float" office:value="1.3855468479999999" table:style-name="ce3">
            <text:p>1,38554684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20" table:style-name="ce3">
            <text:p>420</text:p>
          </table:table-cell>
          <table:table-cell office:value-type="float" office:value="109.5" table:style-name="ce3">
            <text:p>109,5</text:p>
          </table:table-cell>
          <table:table-cell office:value-type="float" office:value="24.296675189999998" table:style-name="ce3">
            <text:p>24,29667519</text:p>
          </table:table-cell>
          <table:table-cell office:value-type="float" office:value="2.62324929" table:style-name="ce3">
            <text:p>2,62324929</text:p>
          </table:table-cell>
          <table:table-cell office:value-type="float" office:value="1.3855468479999999" table:style-name="ce3">
            <text:p>1,38554684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50" table:style-name="ce3">
            <text:p>450</text:p>
          </table:table-cell>
          <table:table-cell office:value-type="float" office:value="109.6" table:style-name="ce3">
            <text:p>109,6</text:p>
          </table:table-cell>
          <table:table-cell office:value-type="float" office:value="24.552429669999999" table:style-name="ce3">
            <text:p>24,55242967</text:p>
          </table:table-cell>
          <table:table-cell office:value-type="float" office:value="2.6532125139999998" table:style-name="ce3">
            <text:p>2,653212514</text:p>
          </table:table-cell>
          <table:table-cell office:value-type="float" office:value="1.390094476" table:style-name="ce3">
            <text:p>1,39009447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80" table:style-name="ce3">
            <text:p>480</text:p>
          </table:table-cell>
          <table:table-cell office:value-type="float" office:value="109.7" table:style-name="ce3">
            <text:p>109,7</text:p>
          </table:table-cell>
          <table:table-cell office:value-type="float" office:value="24.808184140000002" table:style-name="ce3">
            <text:p>24,80818414</text:p>
          </table:table-cell>
          <table:table-cell office:value-type="float" office:value="2.6812412370000001" table:style-name="ce3">
            <text:p>2,681241237</text:p>
          </table:table-cell>
          <table:table-cell office:value-type="float" office:value="1.3945949769999999" table:style-name="ce3">
            <text:p>1,39459497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10" table:style-name="ce3">
            <text:p>510</text:p>
          </table:table-cell>
          <table:table-cell office:value-type="float" office:value="109.7" table:style-name="ce3">
            <text:p>109,7</text:p>
          </table:table-cell>
          <table:table-cell office:value-type="float" office:value="24.808184140000002" table:style-name="ce3">
            <text:p>24,80818414</text:p>
          </table:table-cell>
          <table:table-cell office:value-type="float" office:value="2.7075701759999999" table:style-name="ce3">
            <text:p>2,707570176</text:p>
          </table:table-cell>
          <table:table-cell office:value-type="float" office:value="1.3945949769999999" table:style-name="ce3">
            <text:p>1,39459497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40" table:style-name="ce3">
            <text:p>540</text:p>
          </table:table-cell>
          <table:table-cell office:value-type="float" office:value="109.8" table:style-name="ce3">
            <text:p>109,8</text:p>
          </table:table-cell>
          <table:table-cell office:value-type="float" office:value="25.063938619999998" table:style-name="ce3">
            <text:p>25,06393862</text:p>
          </table:table-cell>
          <table:table-cell office:value-type="float" office:value="2.7323937599999999" table:style-name="ce3">
            <text:p>2,73239376</text:p>
          </table:table-cell>
          <table:table-cell office:value-type="float" office:value="1.3990493180000001" table:style-name="ce3">
            <text:p>1,39904931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70" table:style-name="ce3">
            <text:p>570</text:p>
          </table:table-cell>
          <table:table-cell office:value-type="float" office:value="109.8" table:style-name="ce3">
            <text:p>109,8</text:p>
          </table:table-cell>
          <table:table-cell office:value-type="float" office:value="25.063938619999998" table:style-name="ce3">
            <text:p>25,06393862</text:p>
          </table:table-cell>
          <table:table-cell office:value-type="float" office:value="2.7558748560000002" table:style-name="ce3">
            <text:p>2,755874856</text:p>
          </table:table-cell>
          <table:table-cell office:value-type="float" office:value="1.3990493180000001" table:style-name="ce3">
            <text:p>1,39904931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" table:style-name="ce3">
            <text:p>600</text:p>
          </table:table-cell>
          <table:table-cell office:value-type="float" office:value="109.9" table:style-name="ce3">
            <text:p>109,9</text:p>
          </table:table-cell>
          <table:table-cell office:value-type="float" office:value="25.319693090000001" table:style-name="ce3">
            <text:p>25,31969309</text:p>
          </table:table-cell>
          <table:table-cell office:value-type="float" office:value="2.7781512500000001" table:style-name="ce3">
            <text:p>2,77815125</text:p>
          </table:table-cell>
          <table:table-cell office:value-type="float" office:value="1.4034584370000001" table:style-name="ce3">
            <text:p>1,40345843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30" table:style-name="ce3">
            <text:p>630</text:p>
          </table:table-cell>
          <table:table-cell office:value-type="float" office:value="110" table:style-name="ce3">
            <text:p>110</text:p>
          </table:table-cell>
          <table:table-cell office:value-type="float" office:value="25.575447570000001" table:style-name="ce3">
            <text:p>25,57544757</text:p>
          </table:table-cell>
          <table:table-cell office:value-type="float" office:value="2.7993405490000001" table:style-name="ce3">
            <text:p>2,799340549</text:p>
          </table:table-cell>
          <table:table-cell office:value-type="float" office:value="1.4078232429999999" table:style-name="ce3">
            <text:p>1,40782324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60" table:style-name="ce3">
            <text:p>660</text:p>
          </table:table-cell>
          <table:table-cell office:value-type="float" office:value="110.1" table:style-name="ce3">
            <text:p>110,1</text:p>
          </table:table-cell>
          <table:table-cell office:value-type="float" office:value="25.831202050000002" table:style-name="ce3">
            <text:p>25,83120205</text:p>
          </table:table-cell>
          <table:table-cell office:value-type="float" office:value="2.8195439360000001" table:style-name="ce3">
            <text:p>2,819543936</text:p>
          </table:table-cell>
          <table:table-cell office:value-type="float" office:value="1.412144616" table:style-name="ce3">
            <text:p>1,41214461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90" table:style-name="ce3">
            <text:p>690</text:p>
          </table:table-cell>
          <table:table-cell office:value-type="float" office:value="110.2" table:style-name="ce3">
            <text:p>110,2</text:p>
          </table:table-cell>
          <table:table-cell office:value-type="float" office:value="26.086956520000001" table:style-name="ce3">
            <text:p>26,08695652</text:p>
          </table:table-cell>
          <table:table-cell office:value-type="float" office:value="2.8388490910000002" table:style-name="ce3">
            <text:p>2,838849091</text:p>
          </table:table-cell>
          <table:table-cell office:value-type="float" office:value="1.416423414" table:style-name="ce3">
            <text:p>1,41642341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20" table:style-name="ce3">
            <text:p>720</text:p>
          </table:table-cell>
          <table:table-cell office:value-type="float" office:value="110.2" table:style-name="ce3">
            <text:p>110,2</text:p>
          </table:table-cell>
          <table:table-cell office:value-type="float" office:value="26.086956520000001" table:style-name="ce3">
            <text:p>26,08695652</text:p>
          </table:table-cell>
          <table:table-cell office:value-type="float" office:value="2.8573324960000002" table:style-name="ce3">
            <text:p>2,857332496</text:p>
          </table:table-cell>
          <table:table-cell office:value-type="float" office:value="1.416423414" table:style-name="ce3">
            <text:p>1,41642341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50" table:style-name="ce3">
            <text:p>750</text:p>
          </table:table-cell>
          <table:table-cell office:value-type="float" office:value="110.3" table:style-name="ce3">
            <text:p>110,3</text:p>
          </table:table-cell>
          <table:table-cell office:value-type="float" office:value="26.342711000000001" table:style-name="ce3">
            <text:p>26,342711</text:p>
          </table:table-cell>
          <table:table-cell office:value-type="float" office:value="2.8750612630000001" table:style-name="ce3">
            <text:p>2,875061263</text:p>
          </table:table-cell>
          <table:table-cell office:value-type="float" office:value="1.420660467" table:style-name="ce3">
            <text:p>1,42066046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80" table:style-name="ce3">
            <text:p>780</text:p>
          </table:table-cell>
          <table:table-cell office:value-type="float" office:value="110.4" table:style-name="ce3">
            <text:p>110,4</text:p>
          </table:table-cell>
          <table:table-cell office:value-type="float" office:value="26.598465470000001" table:style-name="ce3">
            <text:p>26,59846547</text:p>
          </table:table-cell>
          <table:table-cell office:value-type="float" office:value="2.8920946029999999" table:style-name="ce3">
            <text:p>2,892094603</text:p>
          </table:table-cell>
          <table:table-cell office:value-type="float" office:value="1.4248565820000001" table:style-name="ce3">
            <text:p>1,42485658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10" table:style-name="ce3">
            <text:p>810</text:p>
          </table:table-cell>
          <table:table-cell office:value-type="float" office:value="110.4" table:style-name="ce3">
            <text:p>110,4</text:p>
          </table:table-cell>
          <table:table-cell office:value-type="float" office:value="26.598465470000001" table:style-name="ce3">
            <text:p>26,59846547</text:p>
          </table:table-cell>
          <table:table-cell office:value-type="float" office:value="2.908485019" table:style-name="ce3">
            <text:p>2,908485019</text:p>
          </table:table-cell>
          <table:table-cell office:value-type="float" office:value="1.4248565820000001" table:style-name="ce3">
            <text:p>1,42485658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40" table:style-name="ce3">
            <text:p>840</text:p>
          </table:table-cell>
          <table:table-cell office:value-type="float" office:value="110.6" table:style-name="ce3">
            <text:p>110,6</text:p>
          </table:table-cell>
          <table:table-cell office:value-type="float" office:value="27.10997442" table:style-name="ce3">
            <text:p>27,10997442</text:p>
          </table:table-cell>
          <table:table-cell office:value-type="float" office:value="2.924279286" table:style-name="ce3">
            <text:p>2,924279286</text:p>
          </table:table-cell>
          <table:table-cell office:value-type="float" office:value="1.4331291079999999" table:style-name="ce3">
            <text:p>1,43312910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70" table:style-name="ce3">
            <text:p>870</text:p>
          </table:table-cell>
          <table:table-cell office:value-type="float" office:value="110.6" table:style-name="ce3">
            <text:p>110,6</text:p>
          </table:table-cell>
          <table:table-cell office:value-type="float" office:value="27.10997442" table:style-name="ce3">
            <text:p>27,10997442</text:p>
          </table:table-cell>
          <table:table-cell office:value-type="float" office:value="2.9395192529999998" table:style-name="ce3">
            <text:p>2,939519253</text:p>
          </table:table-cell>
          <table:table-cell office:value-type="float" office:value="1.4331291079999999" table:style-name="ce3">
            <text:p>1,43312910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00" table:style-name="ce3">
            <text:p>900</text:p>
          </table:table-cell>
          <table:table-cell office:value-type="float" office:value="110.7" table:style-name="ce3">
            <text:p>110,7</text:p>
          </table:table-cell>
          <table:table-cell office:value-type="float" office:value="27.365728900000001" table:style-name="ce3">
            <text:p>27,3657289</text:p>
          </table:table-cell>
          <table:table-cell office:value-type="float" office:value="2.9542425090000002" table:style-name="ce3">
            <text:p>2,954242509</text:p>
          </table:table-cell>
          <table:table-cell office:value-type="float" office:value="1.43720702" table:style-name="ce3">
            <text:p>1,4372070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30" table:style-name="ce3">
            <text:p>930</text:p>
          </table:table-cell>
          <table:table-cell office:value-type="float" office:value="110.7" table:style-name="ce3">
            <text:p>110,7</text:p>
          </table:table-cell>
          <table:table-cell office:value-type="float" office:value="27.365728900000001" table:style-name="ce3">
            <text:p>27,3657289</text:p>
          </table:table-cell>
          <table:table-cell office:value-type="float" office:value="2.9684829490000002" table:style-name="ce3">
            <text:p>2,968482949</text:p>
          </table:table-cell>
          <table:table-cell office:value-type="float" office:value="1.43720702" table:style-name="ce3">
            <text:p>1,4372070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60" table:style-name="ce3">
            <text:p>960</text:p>
          </table:table-cell>
          <table:table-cell office:value-type="float" office:value="110.8" table:style-name="ce3">
            <text:p>110,8</text:p>
          </table:table-cell>
          <table:table-cell office:value-type="float" office:value="27.621483380000001" table:style-name="ce3">
            <text:p>27,62148338</text:p>
          </table:table-cell>
          <table:table-cell office:value-type="float" office:value="2.9822712330000001" table:style-name="ce3">
            <text:p>2,982271233</text:p>
          </table:table-cell>
          <table:table-cell office:value-type="float" office:value="1.441246998" table:style-name="ce3">
            <text:p>1,44124699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90" table:style-name="ce3">
            <text:p>990</text:p>
          </table:table-cell>
          <table:table-cell office:value-type="float" office:value="110.9" table:style-name="ce3">
            <text:p>110,9</text:p>
          </table:table-cell>
          <table:table-cell office:value-type="float" office:value="27.87723785" table:style-name="ce3">
            <text:p>27,87723785</text:p>
          </table:table-cell>
          <table:table-cell office:value-type="float" office:value="2.9956351950000002" table:style-name="ce3">
            <text:p>2,995635195</text:p>
          </table:table-cell>
          <table:table-cell office:value-type="float" office:value="1.445249741" table:style-name="ce3">
            <text:p>1,44524974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20" table:style-name="ce3">
            <text:p>1020</text:p>
          </table:table-cell>
          <table:table-cell office:value-type="float" office:value="111" table:style-name="ce3">
            <text:p>111</text:p>
          </table:table-cell>
          <table:table-cell office:value-type="float" office:value="28.13299233" table:style-name="ce3">
            <text:p>28,13299233</text:p>
          </table:table-cell>
          <table:table-cell office:value-type="float" office:value="3.008600172" table:style-name="ce3">
            <text:p>3,008600172</text:p>
          </table:table-cell>
          <table:table-cell office:value-type="float" office:value="1.4492159280000001" table:style-name="ce3">
            <text:p>1,44921592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50" table:style-name="ce3">
            <text:p>1050</text:p>
          </table:table-cell>
          <table:table-cell office:value-type="float" office:value="111" table:style-name="ce3">
            <text:p>111</text:p>
          </table:table-cell>
          <table:table-cell office:value-type="float" office:value="28.13299233" table:style-name="ce3">
            <text:p>28,13299233</text:p>
          </table:table-cell>
          <table:table-cell office:value-type="float" office:value="3.021189299" table:style-name="ce3">
            <text:p>3,021189299</text:p>
          </table:table-cell>
          <table:table-cell office:value-type="float" office:value="1.4492159280000001" table:style-name="ce3">
            <text:p>1,44921592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80" table:style-name="ce3">
            <text:p>1080</text:p>
          </table:table-cell>
          <table:table-cell office:value-type="float" office:value="111.1" table:style-name="ce3">
            <text:p>111,1</text:p>
          </table:table-cell>
          <table:table-cell office:value-type="float" office:value="28.3887468" table:style-name="ce3">
            <text:p>28,3887468</text:p>
          </table:table-cell>
          <table:table-cell office:value-type="float" office:value="3.0334237549999998" table:style-name="ce3">
            <text:p>3,033423755</text:p>
          </table:table-cell>
          <table:table-cell office:value-type="float" office:value="1.4531462209999999" table:style-name="ce3">
            <text:p>1,45314622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10" table:style-name="ce3">
            <text:p>1110</text:p>
          </table:table-cell>
          <table:table-cell office:value-type="float" office:value="111.1" table:style-name="ce3">
            <text:p>111,1</text:p>
          </table:table-cell>
          <table:table-cell office:value-type="float" office:value="28.3887468" table:style-name="ce3">
            <text:p>28,3887468</text:p>
          </table:table-cell>
          <table:table-cell office:value-type="float" office:value="3.0453229789999998" table:style-name="ce3">
            <text:p>3,045322979</text:p>
          </table:table-cell>
          <table:table-cell office:value-type="float" office:value="1.4531462209999999" table:style-name="ce3">
            <text:p>1,45314622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40" table:style-name="ce3">
            <text:p>1140</text:p>
          </table:table-cell>
          <table:table-cell office:value-type="float" office:value="111.2" table:style-name="ce3">
            <text:p>111,2</text:p>
          </table:table-cell>
          <table:table-cell office:value-type="float" office:value="28.64450128" table:style-name="ce3">
            <text:p>28,64450128</text:p>
          </table:table-cell>
          <table:table-cell office:value-type="float" office:value="3.0569048510000001" table:style-name="ce3">
            <text:p>3,056904851</text:p>
          </table:table-cell>
          <table:table-cell office:value-type="float" office:value="1.457041265" table:style-name="ce3">
            <text:p>1,45704126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70" table:style-name="ce3">
            <text:p>1170</text:p>
          </table:table-cell>
          <table:table-cell office:value-type="float" office:value="111.3" table:style-name="ce3">
            <text:p>111,3</text:p>
          </table:table-cell>
          <table:table-cell office:value-type="float" office:value="28.900255749999999" table:style-name="ce3">
            <text:p>28,90025575</text:p>
          </table:table-cell>
          <table:table-cell office:value-type="float" office:value="3.068185862" table:style-name="ce3">
            <text:p>3,068185862</text:p>
          </table:table-cell>
          <table:table-cell office:value-type="float" office:value="1.4609016859999999" table:style-name="ce3">
            <text:p>1,4609016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00" table:style-name="ce3">
            <text:p>1200</text:p>
          </table:table-cell>
          <table:table-cell office:value-type="float" office:value="111.3" table:style-name="ce3">
            <text:p>111,3</text:p>
          </table:table-cell>
          <table:table-cell office:value-type="float" office:value="28.900255749999999" table:style-name="ce3">
            <text:p>28,90025575</text:p>
          </table:table-cell>
          <table:table-cell office:value-type="float" office:value="3.0791812460000001" table:style-name="ce3">
            <text:p>3,079181246</text:p>
          </table:table-cell>
          <table:table-cell office:value-type="float" office:value="1.4609016859999999" table:style-name="ce3">
            <text:p>1,4609016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30" table:style-name="ce3">
            <text:p>1230</text:p>
          </table:table-cell>
          <table:table-cell office:value-type="float" office:value="111.4" table:style-name="ce3">
            <text:p>111,4</text:p>
          </table:table-cell>
          <table:table-cell office:value-type="float" office:value="29.15601023" table:style-name="ce3">
            <text:p>29,15601023</text:p>
          </table:table-cell>
          <table:table-cell office:value-type="float" office:value="3.0899051110000002" table:style-name="ce3">
            <text:p>3,089905111</text:p>
          </table:table-cell>
          <table:table-cell office:value-type="float" office:value="1.464728094" table:style-name="ce3">
            <text:p>1,46472809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60" table:style-name="ce3">
            <text:p>1260</text:p>
          </table:table-cell>
          <table:table-cell office:value-type="float" office:value="111.4" table:style-name="ce3">
            <text:p>111,4</text:p>
          </table:table-cell>
          <table:table-cell office:value-type="float" office:value="29.15601023" table:style-name="ce3">
            <text:p>29,15601023</text:p>
          </table:table-cell>
          <table:table-cell office:value-type="float" office:value="3.1003705450000001" table:style-name="ce3">
            <text:p>3,100370545</text:p>
          </table:table-cell>
          <table:table-cell office:value-type="float" office:value="1.464728094" table:style-name="ce3">
            <text:p>1,46472809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90" table:style-name="ce3">
            <text:p>1290</text:p>
          </table:table-cell>
          <table:table-cell office:value-type="float" office:value="111.5" table:style-name="ce3">
            <text:p>111,5</text:p>
          </table:table-cell>
          <table:table-cell office:value-type="float" office:value="29.41176471" table:style-name="ce3">
            <text:p>29,41176471</text:p>
          </table:table-cell>
          <table:table-cell office:value-type="float" office:value="3.1105897100000002" table:style-name="ce3">
            <text:p>3,11058971</text:p>
          </table:table-cell>
          <table:table-cell office:value-type="float" office:value="1.4685210829999999" table:style-name="ce3">
            <text:p>1,46852108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20" table:style-name="ce3">
            <text:p>1320</text:p>
          </table:table-cell>
          <table:table-cell office:value-type="float" office:value="111.5" table:style-name="ce3">
            <text:p>111,5</text:p>
          </table:table-cell>
          <table:table-cell office:value-type="float" office:value="29.41176471" table:style-name="ce3">
            <text:p>29,41176471</text:p>
          </table:table-cell>
          <table:table-cell office:value-type="float" office:value="3.120573931" table:style-name="ce3">
            <text:p>3,120573931</text:p>
          </table:table-cell>
          <table:table-cell office:value-type="float" office:value="1.4685210829999999" table:style-name="ce3">
            <text:p>1,46852108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50" table:style-name="ce3">
            <text:p>1350</text:p>
          </table:table-cell>
          <table:table-cell office:value-type="float" office:value="111.6" table:style-name="ce3">
            <text:p>111,6</text:p>
          </table:table-cell>
          <table:table-cell office:value-type="float" office:value="29.667519179999999" table:style-name="ce3">
            <text:p>29,66751918</text:p>
          </table:table-cell>
          <table:table-cell office:value-type="float" office:value="3.1303337679999998" table:style-name="ce3">
            <text:p>3,130333768</text:p>
          </table:table-cell>
          <table:table-cell office:value-type="float" office:value="1.4722812320000001" table:style-name="ce3">
            <text:p>1,47228123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80" table:style-name="ce3">
            <text:p>1380</text:p>
          </table:table-cell>
          <table:table-cell office:value-type="float" office:value="111.6" table:style-name="ce3">
            <text:p>111,6</text:p>
          </table:table-cell>
          <table:table-cell office:value-type="float" office:value="29.667519179999999" table:style-name="ce3">
            <text:p>29,66751918</text:p>
          </table:table-cell>
          <table:table-cell office:value-type="float" office:value="3.1398790860000001" table:style-name="ce3">
            <text:p>3,139879086</text:p>
          </table:table-cell>
          <table:table-cell office:value-type="float" office:value="1.4722812320000001" table:style-name="ce3">
            <text:p>1,47228123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10" table:style-name="ce3">
            <text:p>1410</text:p>
          </table:table-cell>
          <table:table-cell office:value-type="float" office:value="111.7" table:style-name="ce3">
            <text:p>111,7</text:p>
          </table:table-cell>
          <table:table-cell office:value-type="float" office:value="29.92327366" table:style-name="ce3">
            <text:p>29,92327366</text:p>
          </table:table-cell>
          <table:table-cell office:value-type="float" office:value="3.149219113" table:style-name="ce3">
            <text:p>3,149219113</text:p>
          </table:table-cell>
          <table:table-cell office:value-type="float" office:value="1.4760091040000001" table:style-name="ce3">
            <text:p>1,47600910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40" table:style-name="ce3">
            <text:p>1440</text:p>
          </table:table-cell>
          <table:table-cell office:value-type="float" office:value="111.7" table:style-name="ce3">
            <text:p>111,7</text:p>
          </table:table-cell>
          <table:table-cell office:value-type="float" office:value="29.92327366" table:style-name="ce3">
            <text:p>29,92327366</text:p>
          </table:table-cell>
          <table:table-cell office:value-type="float" office:value="3.1583624920000002" table:style-name="ce3">
            <text:p>3,158362492</text:p>
          </table:table-cell>
          <table:table-cell office:value-type="float" office:value="1.4760091040000001" table:style-name="ce3">
            <text:p>1,47600910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70" table:style-name="ce3">
            <text:p>1470</text:p>
          </table:table-cell>
          <table:table-cell office:value-type="float" office:value="111.8" table:style-name="ce3">
            <text:p>111,8</text:p>
          </table:table-cell>
          <table:table-cell office:value-type="float" office:value="30.179028129999999" table:style-name="ce3">
            <text:p>30,17902813</text:p>
          </table:table-cell>
          <table:table-cell office:value-type="float" office:value="3.1673173349999999" table:style-name="ce3">
            <text:p>3,167317335</text:p>
          </table:table-cell>
          <table:table-cell office:value-type="float" office:value="1.4797052500000001" table:style-name="ce3">
            <text:p>1,479705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00" table:style-name="ce3">
            <text:p>1500</text:p>
          </table:table-cell>
          <table:table-cell office:value-type="float" office:value="111.8" table:style-name="ce3">
            <text:p>111,8</text:p>
          </table:table-cell>
          <table:table-cell office:value-type="float" office:value="30.179028129999999" table:style-name="ce3">
            <text:p>30,17902813</text:p>
          </table:table-cell>
          <table:table-cell office:value-type="float" office:value="3.1760912590000001" table:style-name="ce3">
            <text:p>3,176091259</text:p>
          </table:table-cell>
          <table:table-cell office:value-type="float" office:value="1.4797052500000001" table:style-name="ce3">
            <text:p>1,479705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30" table:style-name="ce3">
            <text:p>1530</text:p>
          </table:table-cell>
          <table:table-cell office:value-type="float" office:value="111.9" table:style-name="ce3">
            <text:p>111,9</text:p>
          </table:table-cell>
          <table:table-cell office:value-type="float" office:value="30.434782609999999" table:style-name="ce3">
            <text:p>30,43478261</text:p>
          </table:table-cell>
          <table:table-cell office:value-type="float" office:value="3.1846914310000001" table:style-name="ce3">
            <text:p>3,184691431</text:p>
          </table:table-cell>
          <table:table-cell office:value-type="float" office:value="1.4833702040000001" table:style-name="ce3">
            <text:p>1,48337020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60" table:style-name="ce3">
            <text:p>1560</text:p>
          </table:table-cell>
          <table:table-cell office:value-type="float" office:value="111.9" table:style-name="ce3">
            <text:p>111,9</text:p>
          </table:table-cell>
          <table:table-cell office:value-type="float" office:value="30.434782609999999" table:style-name="ce3">
            <text:p>30,43478261</text:p>
          </table:table-cell>
          <table:table-cell office:value-type="float" office:value="3.1931245979999998" table:style-name="ce3">
            <text:p>3,193124598</text:p>
          </table:table-cell>
          <table:table-cell office:value-type="float" office:value="1.4833702040000001" table:style-name="ce3">
            <text:p>1,48337020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90" table:style-name="ce3">
            <text:p>1590</text:p>
          </table:table-cell>
          <table:table-cell office:value-type="float" office:value="111.9" table:style-name="ce3">
            <text:p>111,9</text:p>
          </table:table-cell>
          <table:table-cell office:value-type="float" office:value="30.434782609999999" table:style-name="ce3">
            <text:p>30,43478261</text:p>
          </table:table-cell>
          <table:table-cell office:value-type="float" office:value="3.2013971240000001" table:style-name="ce3">
            <text:p>3,201397124</text:p>
          </table:table-cell>
          <table:table-cell office:value-type="float" office:value="1.4833702040000001" table:style-name="ce3">
            <text:p>1,48337020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20" table:style-name="ce3">
            <text:p>1620</text:p>
          </table:table-cell>
          <table:table-cell office:value-type="float" office:value="112" table:style-name="ce3">
            <text:p>112</text:p>
          </table:table-cell>
          <table:table-cell office:value-type="float" office:value="30.690537079999999" table:style-name="ce3">
            <text:p>30,69053708</text:p>
          </table:table-cell>
          <table:table-cell office:value-type="float" office:value="3.209515015" table:style-name="ce3">
            <text:p>3,209515015</text:p>
          </table:table-cell>
          <table:table-cell office:value-type="float" office:value="1.487004489" table:style-name="ce3">
            <text:p>1,48700448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50" table:style-name="ce3">
            <text:p>1650</text:p>
          </table:table-cell>
          <table:table-cell office:value-type="float" office:value="112" table:style-name="ce3">
            <text:p>112</text:p>
          </table:table-cell>
          <table:table-cell office:value-type="float" office:value="30.690537079999999" table:style-name="ce3">
            <text:p>30,69053708</text:p>
          </table:table-cell>
          <table:table-cell office:value-type="float" office:value="3.217483944" table:style-name="ce3">
            <text:p>3,217483944</text:p>
          </table:table-cell>
          <table:table-cell office:value-type="float" office:value="1.487004489" table:style-name="ce3">
            <text:p>1,48700448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80" table:style-name="ce3">
            <text:p>1680</text:p>
          </table:table-cell>
          <table:table-cell office:value-type="float" office:value="112.1" table:style-name="ce3">
            <text:p>112,1</text:p>
          </table:table-cell>
          <table:table-cell office:value-type="float" office:value="30.946291559999999" table:style-name="ce3">
            <text:p>30,94629156</text:p>
          </table:table-cell>
          <table:table-cell office:value-type="float" office:value="3.225309282" table:style-name="ce3">
            <text:p>3,225309282</text:p>
          </table:table-cell>
          <table:table-cell office:value-type="float" office:value="1.490608613" table:style-name="ce3">
            <text:p>1,49060861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10" table:style-name="ce3">
            <text:p>1710</text:p>
          </table:table-cell>
          <table:table-cell office:value-type="float" office:value="112.1" table:style-name="ce3">
            <text:p>112,1</text:p>
          </table:table-cell>
          <table:table-cell office:value-type="float" office:value="30.946291559999999" table:style-name="ce3">
            <text:p>30,94629156</text:p>
          </table:table-cell>
          <table:table-cell office:value-type="float" office:value="3.2329961100000002" table:style-name="ce3">
            <text:p>3,23299611</text:p>
          </table:table-cell>
          <table:table-cell office:value-type="float" office:value="1.490608613" table:style-name="ce3">
            <text:p>1,49060861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40" table:style-name="ce3">
            <text:p>1740</text:p>
          </table:table-cell>
          <table:table-cell office:value-type="float" office:value="112.2" table:style-name="ce3">
            <text:p>112,2</text:p>
          </table:table-cell>
          <table:table-cell office:value-type="float" office:value="31.202046039999999" table:style-name="ce3">
            <text:p>31,20204604</text:p>
          </table:table-cell>
          <table:table-cell office:value-type="float" office:value="3.2405492480000002" table:style-name="ce3">
            <text:p>3,240549248</text:p>
          </table:table-cell>
          <table:table-cell office:value-type="float" office:value="1.4941830730000001" table:style-name="ce3">
            <text:p>1,49418307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70" table:style-name="ce3">
            <text:p>1770</text:p>
          </table:table-cell>
          <table:table-cell office:value-type="float" office:value="112.2" table:style-name="ce3">
            <text:p>112,2</text:p>
          </table:table-cell>
          <table:table-cell office:value-type="float" office:value="31.202046039999999" table:style-name="ce3">
            <text:p>31,20204604</text:p>
          </table:table-cell>
          <table:table-cell office:value-type="float" office:value="3.2479732659999998" table:style-name="ce3">
            <text:p>3,247973266</text:p>
          </table:table-cell>
          <table:table-cell office:value-type="float" office:value="1.4941830730000001" table:style-name="ce3">
            <text:p>1,49418307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00" table:style-name="ce3">
            <text:p>1800</text:p>
          </table:table-cell>
          <table:table-cell office:value-type="float" office:value="112.3" table:style-name="ce3">
            <text:p>112,3</text:p>
          </table:table-cell>
          <table:table-cell office:value-type="float" office:value="31.457800509999998" table:style-name="ce3">
            <text:p>31,45780051</text:p>
          </table:table-cell>
          <table:table-cell office:value-type="float" office:value="3.2552725050000002" table:style-name="ce3">
            <text:p>3,255272505</text:p>
          </table:table-cell>
          <table:table-cell office:value-type="float" office:value="1.4977283539999999" table:style-name="ce3">
            <text:p>1,497728354</text:p>
          </table:table-cell>
          <table:table-cell table:style-name="ce1">
            <draw:frame draw:z-index="1" draw:id="id0" draw:style-name="a0" draw:name="Graphique 1" svg:x="0.03976in" svg:y="0.03937in" svg:width="6.29882in" svg:height="3.542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float" office:value="1830" table:style-name="ce3">
            <text:p>1830</text:p>
          </table:table-cell>
          <table:table-cell office:value-type="float" office:value="112.4" table:style-name="ce3">
            <text:p>112,4</text:p>
          </table:table-cell>
          <table:table-cell office:value-type="float" office:value="31.713554989999999" table:style-name="ce3">
            <text:p>31,71355499</text:p>
          </table:table-cell>
          <table:table-cell office:value-type="float" office:value="3.2624510899999999" table:style-name="ce3">
            <text:p>3,26245109</text:p>
          </table:table-cell>
          <table:table-cell office:value-type="float" office:value="1.501244928" table:style-name="ce3">
            <text:p>1,50124492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60" table:style-name="ce3">
            <text:p>1860</text:p>
          </table:table-cell>
          <table:table-cell office:value-type="float" office:value="112.4" table:style-name="ce3">
            <text:p>112,4</text:p>
          </table:table-cell>
          <table:table-cell office:value-type="float" office:value="31.713554989999999" table:style-name="ce3">
            <text:p>31,71355499</text:p>
          </table:table-cell>
          <table:table-cell office:value-type="float" office:value="3.2695129440000001" table:style-name="ce3">
            <text:p>3,269512944</text:p>
          </table:table-cell>
          <table:table-cell office:value-type="float" office:value="1.501244928" table:style-name="ce3">
            <text:p>1,50124492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90" table:style-name="ce3">
            <text:p>1890</text:p>
          </table:table-cell>
          <table:table-cell office:value-type="float" office:value="112.5" table:style-name="ce3">
            <text:p>112,5</text:p>
          </table:table-cell>
          <table:table-cell office:value-type="float" office:value="31.969309460000002" table:style-name="ce3">
            <text:p>31,96930946</text:p>
          </table:table-cell>
          <table:table-cell office:value-type="float" office:value="3.2764618040000002" table:style-name="ce3">
            <text:p>3,276461804</text:p>
          </table:table-cell>
          <table:table-cell office:value-type="float" office:value="1.504733256" table:style-name="ce3">
            <text:p>1,50473325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20" table:style-name="ce3">
            <text:p>1920</text:p>
          </table:table-cell>
          <table:table-cell office:value-type="float" office:value="112.6" table:style-name="ce3">
            <text:p>112,6</text:p>
          </table:table-cell>
          <table:table-cell office:value-type="float" office:value="32.225063939999998" table:style-name="ce3">
            <text:p>32,22506394</text:p>
          </table:table-cell>
          <table:table-cell office:value-type="float" office:value="3.2833012290000001" table:style-name="ce3">
            <text:p>3,283301229</text:p>
          </table:table-cell>
          <table:table-cell office:value-type="float" office:value="1.508193788" table:style-name="ce3">
            <text:p>1,5081937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50" table:style-name="ce3">
            <text:p>1950</text:p>
          </table:table-cell>
          <table:table-cell office:value-type="float" office:value="112.7" table:style-name="ce3">
            <text:p>112,7</text:p>
          </table:table-cell>
          <table:table-cell office:value-type="float" office:value="32.480818409999998" table:style-name="ce3">
            <text:p>32,48081841</text:p>
          </table:table-cell>
          <table:table-cell office:value-type="float" office:value="3.2900346109999998" table:style-name="ce3">
            <text:p>3,290034611</text:p>
          </table:table-cell>
          <table:table-cell office:value-type="float" office:value="1.511626964" table:style-name="ce3">
            <text:p>1,51162696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80" table:style-name="ce3">
            <text:p>1980</text:p>
          </table:table-cell>
          <table:table-cell office:value-type="float" office:value="112.8" table:style-name="ce3">
            <text:p>112,8</text:p>
          </table:table-cell>
          <table:table-cell office:value-type="float" office:value="32.736572889999998" table:style-name="ce3">
            <text:p>32,73657289</text:p>
          </table:table-cell>
          <table:table-cell office:value-type="float" office:value="3.2966651900000001" table:style-name="ce3">
            <text:p>3,29666519</text:p>
          </table:table-cell>
          <table:table-cell office:value-type="float" office:value="1.5150332120000001" table:style-name="ce3">
            <text:p>1,51503321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10" table:style-name="ce3">
            <text:p>2010</text:p>
          </table:table-cell>
          <table:table-cell office:value-type="float" office:value="112.8" table:style-name="ce3">
            <text:p>112,8</text:p>
          </table:table-cell>
          <table:table-cell office:value-type="float" office:value="32.736572889999998" table:style-name="ce3">
            <text:p>32,73657289</text:p>
          </table:table-cell>
          <table:table-cell office:value-type="float" office:value="3.3031960570000001" table:style-name="ce3">
            <text:p>3,303196057</text:p>
          </table:table-cell>
          <table:table-cell office:value-type="float" office:value="1.5150332120000001" table:style-name="ce3">
            <text:p>1,51503321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40" table:style-name="ce3">
            <text:p>2040</text:p>
          </table:table-cell>
          <table:table-cell office:value-type="float" office:value="112.9" table:style-name="ce3">
            <text:p>112,9</text:p>
          </table:table-cell>
          <table:table-cell office:value-type="float" office:value="32.992327369999998" table:style-name="ce3">
            <text:p>32,99232737</text:p>
          </table:table-cell>
          <table:table-cell office:value-type="float" office:value="3.3096301669999999" table:style-name="ce3">
            <text:p>3,309630167</text:p>
          </table:table-cell>
          <table:table-cell office:value-type="float" office:value="1.5184129529999999" table:style-name="ce3">
            <text:p>1,51841295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70" table:style-name="ce3">
            <text:p>2070</text:p>
          </table:table-cell>
          <table:table-cell office:value-type="float" office:value="113" table:style-name="ce3">
            <text:p>113</text:p>
          </table:table-cell>
          <table:table-cell office:value-type="float" office:value="33.248081839999998" table:style-name="ce3">
            <text:p>33,24808184</text:p>
          </table:table-cell>
          <table:table-cell office:value-type="float" office:value="3.3159703450000002" table:style-name="ce3">
            <text:p>3,315970345</text:p>
          </table:table-cell>
          <table:table-cell office:value-type="float" office:value="1.5217665950000001" table:style-name="ce3">
            <text:p>1,5217665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00" table:style-name="ce3">
            <text:p>2100</text:p>
          </table:table-cell>
          <table:table-cell office:value-type="float" office:value="113" table:style-name="ce3">
            <text:p>113</text:p>
          </table:table-cell>
          <table:table-cell office:value-type="float" office:value="33.248081839999998" table:style-name="ce3">
            <text:p>33,24808184</text:p>
          </table:table-cell>
          <table:table-cell office:value-type="float" office:value="3.322219295" table:style-name="ce3">
            <text:p>3,322219295</text:p>
          </table:table-cell>
          <table:table-cell office:value-type="float" office:value="1.5217665950000001" table:style-name="ce3">
            <text:p>1,5217665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30" table:style-name="ce3">
            <text:p>2130</text:p>
          </table:table-cell>
          <table:table-cell office:value-type="float" office:value="113.1" table:style-name="ce3">
            <text:p>113,1</text:p>
          </table:table-cell>
          <table:table-cell office:value-type="float" office:value="33.503836319999998" table:style-name="ce3">
            <text:p>33,50383632</text:p>
          </table:table-cell>
          <table:table-cell office:value-type="float" office:value="3.3283796030000001" table:style-name="ce3">
            <text:p>3,328379603</text:p>
          </table:table-cell>
          <table:table-cell office:value-type="float" office:value="1.5250945380000001" table:style-name="ce3">
            <text:p>1,52509453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60" table:style-name="ce3">
            <text:p>2160</text:p>
          </table:table-cell>
          <table:table-cell office:value-type="float" office:value="113.1" table:style-name="ce3">
            <text:p>113,1</text:p>
          </table:table-cell>
          <table:table-cell office:value-type="float" office:value="33.503836319999998" table:style-name="ce3">
            <text:p>33,50383632</text:p>
          </table:table-cell>
          <table:table-cell office:value-type="float" office:value="3.3344537509999999" table:style-name="ce3">
            <text:p>3,334453751</text:p>
          </table:table-cell>
          <table:table-cell office:value-type="float" office:value="1.5250945380000001" table:style-name="ce3">
            <text:p>1,52509453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90" table:style-name="ce3">
            <text:p>2190</text:p>
          </table:table-cell>
          <table:table-cell office:value-type="float" office:value="113.2" table:style-name="ce3">
            <text:p>113,2</text:p>
          </table:table-cell>
          <table:table-cell office:value-type="float" office:value="33.759590789999997" table:style-name="ce3">
            <text:p>33,75959079</text:p>
          </table:table-cell>
          <table:table-cell office:value-type="float" office:value="3.3404441149999999" table:style-name="ce3">
            <text:p>3,340444115</text:p>
          </table:table-cell>
          <table:table-cell office:value-type="float" office:value="1.528397174" table:style-name="ce3">
            <text:p>1,52839717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20" table:style-name="ce3">
            <text:p>2220</text:p>
          </table:table-cell>
          <table:table-cell office:value-type="float" office:value="113.2" table:style-name="ce3">
            <text:p>113,2</text:p>
          </table:table-cell>
          <table:table-cell office:value-type="float" office:value="33.759590789999997" table:style-name="ce3">
            <text:p>33,75959079</text:p>
          </table:table-cell>
          <table:table-cell office:value-type="float" office:value="3.3463529740000002" table:style-name="ce3">
            <text:p>3,346352974</text:p>
          </table:table-cell>
          <table:table-cell office:value-type="float" office:value="1.528397174" table:style-name="ce3">
            <text:p>1,52839717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50" table:style-name="ce3">
            <text:p>2250</text:p>
          </table:table-cell>
          <table:table-cell office:value-type="float" office:value="113.3" table:style-name="ce3">
            <text:p>113,3</text:p>
          </table:table-cell>
          <table:table-cell office:value-type="float" office:value="34.015345269999997" table:style-name="ce3">
            <text:p>34,01534527</text:p>
          </table:table-cell>
          <table:table-cell office:value-type="float" office:value="3.3521825180000002" table:style-name="ce3">
            <text:p>3,352182518</text:p>
          </table:table-cell>
          <table:table-cell office:value-type="float" office:value="1.5316748840000001" table:style-name="ce3">
            <text:p>1,5316748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80" table:style-name="ce3">
            <text:p>2280</text:p>
          </table:table-cell>
          <table:table-cell office:value-type="float" office:value="113.3" table:style-name="ce3">
            <text:p>113,3</text:p>
          </table:table-cell>
          <table:table-cell office:value-type="float" office:value="34.015345269999997" table:style-name="ce3">
            <text:p>34,01534527</text:p>
          </table:table-cell>
          <table:table-cell office:value-type="float" office:value="3.3579348470000001" table:style-name="ce3">
            <text:p>3,357934847</text:p>
          </table:table-cell>
          <table:table-cell office:value-type="float" office:value="1.5316748840000001" table:style-name="ce3">
            <text:p>1,5316748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10" table:style-name="ce3">
            <text:p>2310</text:p>
          </table:table-cell>
          <table:table-cell office:value-type="float" office:value="113.3" table:style-name="ce3">
            <text:p>113,3</text:p>
          </table:table-cell>
          <table:table-cell office:value-type="float" office:value="34.015345269999997" table:style-name="ce3">
            <text:p>34,01534527</text:p>
          </table:table-cell>
          <table:table-cell office:value-type="float" office:value="3.3636119799999999" table:style-name="ce3">
            <text:p>3,36361198</text:p>
          </table:table-cell>
          <table:table-cell office:value-type="float" office:value="1.5316748840000001" table:style-name="ce3">
            <text:p>1,5316748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40" table:style-name="ce3">
            <text:p>2340</text:p>
          </table:table-cell>
          <table:table-cell office:value-type="float" office:value="113.4" table:style-name="ce3">
            <text:p>113,4</text:p>
          </table:table-cell>
          <table:table-cell office:value-type="float" office:value="34.271099739999997" table:style-name="ce3">
            <text:p>34,27109974</text:p>
          </table:table-cell>
          <table:table-cell office:value-type="float" office:value="3.3692158569999999" table:style-name="ce3">
            <text:p>3,369215857</text:p>
          </table:table-cell>
          <table:table-cell office:value-type="float" office:value="1.5349280409999999" table:style-name="ce3">
            <text:p>1,53492804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70" table:style-name="ce3">
            <text:p>2370</text:p>
          </table:table-cell>
          <table:table-cell office:value-type="float" office:value="113.4" table:style-name="ce3">
            <text:p>113,4</text:p>
          </table:table-cell>
          <table:table-cell office:value-type="float" office:value="34.271099739999997" table:style-name="ce3">
            <text:p>34,27109974</text:p>
          </table:table-cell>
          <table:table-cell office:value-type="float" office:value="3.3747483460000001" table:style-name="ce3">
            <text:p>3,374748346</text:p>
          </table:table-cell>
          <table:table-cell office:value-type="float" office:value="1.5349280409999999" table:style-name="ce3">
            <text:p>1,53492804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00" table:style-name="ce3">
            <text:p>2400</text:p>
          </table:table-cell>
          <table:table-cell office:value-type="float" office:value="113.5" table:style-name="ce3">
            <text:p>113,5</text:p>
          </table:table-cell>
          <table:table-cell office:value-type="float" office:value="34.526854219999997" table:style-name="ce3">
            <text:p>34,52685422</text:p>
          </table:table-cell>
          <table:table-cell office:value-type="float" office:value="3.3802112420000001" table:style-name="ce3">
            <text:p>3,380211242</text:p>
          </table:table-cell>
          <table:table-cell office:value-type="float" office:value="1.538157011" table:style-name="ce3">
            <text:p>1,53815701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30" table:style-name="ce3">
            <text:p>2430</text:p>
          </table:table-cell>
          <table:table-cell office:value-type="float" office:value="113.5" table:style-name="ce3">
            <text:p>113,5</text:p>
          </table:table-cell>
          <table:table-cell office:value-type="float" office:value="34.526854219999997" table:style-name="ce3">
            <text:p>34,52685422</text:p>
          </table:table-cell>
          <table:table-cell office:value-type="float" office:value="3.3856062740000001" table:style-name="ce3">
            <text:p>3,385606274</text:p>
          </table:table-cell>
          <table:table-cell office:value-type="float" office:value="1.538157011" table:style-name="ce3">
            <text:p>1,53815701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60" table:style-name="ce3">
            <text:p>246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3909351069999998" table:style-name="ce3">
            <text:p>3,390935107</text:p>
          </table:table-cell>
          <table:table-cell office:value-type="string" table:style-name="ce5">
            <text:p>#NOMBRE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90" table:style-name="ce3">
            <text:p>249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396199347" table:style-name="ce3">
            <text:p>3,396199347</text:p>
          </table:table-cell>
          <table:table-cell office:value-type="string" table:style-name="ce5">
            <text:p>#NOMBRE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20" table:style-name="ce3">
            <text:p>252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4014005410000001" table:style-name="ce3">
            <text:p>3,401400541</text:p>
          </table:table-cell>
          <table:table-cell office:value-type="string" table:style-name="ce5">
            <text:p>#NOMBRE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50" table:style-name="ce3">
            <text:p>255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4065401799999999" table:style-name="ce3">
            <text:p>3,40654018</text:p>
          </table:table-cell>
          <table:table-cell office:value-type="string" table:style-name="ce5">
            <text:p>#NOMBRE!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580" table:style-name="ce3">
            <text:p>258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4116197060000002" table:style-name="ce3">
            <text:p>3,411619706</text:p>
          </table:table-cell>
          <table:table-cell office:value-type="string" table:style-name="ce5">
            <text:p>#NOMBRE!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10" table:style-name="ce3">
            <text:p>261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4166405069999999" table:style-name="ce3">
            <text:p>3,416640507</text:p>
          </table:table-cell>
          <table:table-cell office:value-type="string" table:style-name="ce5">
            <text:p>#NOMBRE!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40" table:style-name="ce3">
            <text:p>2640</text:p>
          </table:table-cell>
          <table:table-cell table:style-name="ce4"/>
          <table:table-cell office:value-type="float" office:value="-255.7544757" table:style-name="ce3">
            <text:p>-255,7544757</text:p>
          </table:table-cell>
          <table:table-cell office:value-type="float" office:value="3.421603927" table:style-name="ce3">
            <text:p>3,421603927</text:p>
          </table:table-cell>
          <table:table-cell office:value-type="string" table:style-name="ce5">
            <text:p>#NOMBRE!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Valeur de la résistance capteur</text:p>
          </table:table-cell>
          <table:table-cell table:style-name="ce4"/>
          <table:table-cell office:value-type="string" table:style-name="ce2">
            <text:p>Valeur de température</text:p>
          </table:table-cell>
          <table:table-cell table:style-name="ce4"/>
          <table:table-cell office:value-type="string" table:style-name="ce2">
            <text:p>Valeur tension</text:p>
          </table:table-cell>
          <table:table-cell table:style-name="ce4"/>
          <table:table-cell office:value-type="string" table:style-name="ce2">
            <text:p>Valeur intensité</text:p>
          </table:table-cell>
          <table:table-cell table:style-name="ce4"/>
          <table:table-cell office:value-type="string" table:style-name="ce2">
            <text:p>Valeur Puissance</text:p>
          </table:table-cell>
          <table:table-cell office:value-type="string" table:style-name="ce2">
            <text:p>Epaisseur</text:p>
          </table:table-cell>
          <table:table-cell office:value-type="string" table:style-name="ce2">
            <text:p>Distance a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"/>
          <table:table-cell table:number-columns-repeated="11" table:style-name="ce4"/>
          <table:table-cell table:number-columns-repeated="16370"/>
        </table:table-row>
        <table:table-row table:style-name="ro1">
          <table:table-cell/>
          <table:table-cell table:number-columns-repeated="2" table:style-name="ce1"/>
          <table:table-cell office:value-type="float" office:value="118" table:style-name="ce3">
            <text:p>118</text:p>
          </table:table-cell>
          <table:table-cell table:style-name="ce4"/>
          <table:table-cell office:value-type="float" office:value="46.035805629999999" table:style-name="ce3">
            <text:p>46,03580563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4"/>
          <table:table-cell office:value-type="float" office:value="1.51" table:style-name="ce3">
            <text:p>1,51</text:p>
          </table:table-cell>
          <table:table-cell table:style-name="ce4"/>
          <table:table-cell office:value-type="float" office:value="3.9260000000000002" table:style-name="ce3">
            <text:p>3,926</text:p>
          </table:table-cell>
          <table:table-cell office:value-type="float" office:value="1.4500000000000001E-2" table:style-name="ce3">
            <text:p>0,0145</text:p>
          </table:table-cell>
          <table:table-cell office:value-type="float" office:value="3.0000000000000001E-3" table:style-name="ce3">
            <text:p>0,003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"/>
          <table:table-cell office:value-type="float" office:value="113" table:style-name="ce3">
            <text:p>113</text:p>
          </table:table-cell>
          <table:table-cell table:style-name="ce4"/>
          <table:table-cell office:value-type="float" office:value="33.248081839999998" table:style-name="ce3">
            <text:p>33,24808184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4"/>
          <table:table-cell office:value-type="float" office:value="1.51" table:style-name="ce3">
            <text:p>1,51</text:p>
          </table:table-cell>
          <table:table-cell table:style-name="ce4"/>
          <table:table-cell office:value-type="float" office:value="3.9260000000000002" table:style-name="ce3">
            <text:p>3,926</text:p>
          </table:table-cell>
          <table:table-cell office:value-type="float" office:value="1.4500000000000001E-2" table:style-name="ce3">
            <text:p>0,0145</text:p>
          </table:table-cell>
          <table:table-cell office:value-type="float" office:value="3.0000000000000001E-3" table:style-name="ce3">
            <text:p>0,003</text:p>
          </table:table-cell>
          <table:table-cell table:number-columns-repeated="16370"/>
        </table:table-row>
        <table:table-row table:number-rows-repeated="1048470" table:style-name="ro1">
          <table:table-cell table:number-columns-repeated="16384"/>
        </table:table-row>
      </table:table>
      <table:table table:name="Feuille2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2">
          <table:table-cell office:value-type="string" table:style-name="ce2">
            <text:p>Temps</text:p>
          </table:table-cell>
          <table:table-cell office:value-type="string" table:style-name="ce2">
            <text:p>Résistance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log(t)</text:p>
          </table:table-cell>
          <table:table-cell office:value-type="string" table:style-name="ce2">
            <text:p>T</text:p>
          </table:table-cell>
          <table:table-cell table:number-columns-repeated="2" table:style-name="ce1"/>
          <table:table-cell office:value-type="string" table:style-name="ce2">
            <text:p>Lamda = P/(4pi*alpha*hauteur_poudre)</text:p>
          </table:table-cell>
          <table:table-cell office:value-type="string" table:style-name="ce2">
            <text:p>U</text:p>
          </table:table-cell>
          <table:table-cell office:value-type="string" table:style-name="ce2">
            <text:p>hauteur_poudre = 0.041</text:p>
          </table:table-cell>
          <table:table-cell office:value-type="string" table:style-name="ce2">
            <text:p>I</text:p>
          </table:table-cell>
          <table:table-cell office:value-type="string" table:style-name="ce2">
            <text:p>P</text:p>
          </table:table-cell>
          <table:table-cell office:value-type="string" table:style-name="ce2">
            <text:p>alpha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.3" table:style-name="ce1">
            <text:p>107,3</text:p>
          </table:table-cell>
          <table:table-cell office:value-type="float" office:value="18.670076726342696" table:formula="of:=([.B2]/100-1)/(0.00391)" table:style-name="ce1">
            <text:p>18,67007673</text:p>
          </table:table-cell>
          <table:table-cell office:value-type="float" office:value="1.7781512503836436" table:formula="of:=LOG10([.A2]*60)" table:style-name="ce1">
            <text:p>1,77815125</text:p>
          </table:table-cell>
          <table:table-cell office:value-type="float" office:value="18.670076726342696" table:formula="of:=[.C2]" table:style-name="ce1">
            <text:p>18,67007673</text:p>
          </table:table-cell>
          <table:table-cell table:number-columns-repeated="2" table:style-name="ce1"/>
          <table:table-cell office:value-type="float" office:value="0.85864033568299603" table:formula="of:=[.L2]/(4*3.141592*[.M2]*[.J2])" table:style-name="ce1">
            <text:p>0,858640336</text:p>
          </table:table-cell>
          <table:table-cell office:value-type="float" office:value="2.6" table:style-name="ce1">
            <text:p>2,6</text:p>
          </table:table-cell>
          <table:table-cell office:value-type="float" office:value="4.1000000000000002E-2" table:style-name="ce1">
            <text:p>0,041</text:p>
          </table:table-cell>
          <table:table-cell office:value-type="float" office:value="1.45" table:style-name="ce1">
            <text:p>1,45</text:p>
          </table:table-cell>
          <table:table-cell office:value-type="float" office:value="3.77" table:formula="of:=[.K2]*[.I2]" table:style-name="ce1">
            <text:p>3,77</text:p>
          </table:table-cell>
          <table:table-cell office:value-type="float" office:value="8.5219000000000005" table:style-name="ce1">
            <text:p>8,5219</text:p>
          </table:table-cell>
          <table:table-cell table:number-columns-repeated="1637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7.3" table:style-name="ce1">
            <text:p>107,3</text:p>
          </table:table-cell>
          <table:table-cell office:value-type="float" office:value="18.670076726342696" table:formula="of:=([.B3]/100-1)/(0.00391)" table:style-name="ce1">
            <text:p>18,67007673</text:p>
          </table:table-cell>
          <table:table-cell office:value-type="float" office:value="2.0791812460476247" table:formula="of:=LOG10([.A3]*60)" table:style-name="ce1">
            <text:p>2,079181246</text:p>
          </table:table-cell>
          <table:table-cell office:value-type="float" office:value="18.670076726342696" table:formula="of:=[.C3]" table:style-name="ce1">
            <text:p>18,67007673</text:p>
          </table:table-cell>
          <table:table-cell table:number-columns-repeated="2" table:style-name="ce1"/>
          <table:table-cell office:value-type="string" table:style-name="ce2">
            <text:p>Valeur de la résistance capteur</text:p>
          </table:table-cell>
          <table:table-cell table:style-name="ce4"/>
          <table:table-cell office:value-type="string" table:style-name="ce2">
            <text:p>Valeur de température</text:p>
          </table:table-cell>
          <table:table-cell table:style-name="ce4"/>
          <table:table-cell office:value-type="string" table:style-name="ce2">
            <text:p>Valeur tension</text:p>
          </table:table-cell>
          <table:table-cell table:style-name="ce4"/>
          <table:table-cell office:value-type="string" table:style-name="ce2">
            <text:p>Valeur intensité</text:p>
          </table:table-cell>
          <table:table-cell table:style-name="ce4"/>
          <table:table-cell office:value-type="string" table:style-name="ce2">
            <text:p>Valeur Puissance</text:p>
          </table:table-cell>
          <table:table-cell office:value-type="string" table:style-name="ce2">
            <text:p>Epaisseur</text:p>
          </table:table-cell>
          <table:table-cell office:value-type="string" table:style-name="ce2">
            <text:p>Distance a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7.5" table:style-name="ce1">
            <text:p>107,5</text:p>
          </table:table-cell>
          <table:table-cell office:value-type="float" office:value="19.181585677749347" table:formula="of:=([.B4]/100-1)/(0.00391)" table:style-name="ce1">
            <text:p>19,18158568</text:p>
          </table:table-cell>
          <table:table-cell office:value-type="float" office:value="2.255272505103306" table:formula="of:=LOG10([.A4]*60)" table:style-name="ce1">
            <text:p>2,255272505</text:p>
          </table:table-cell>
          <table:table-cell office:value-type="float" office:value="19.181585677749347" table:formula="of:=[.C4]" table:style-name="ce1">
            <text:p>19,18158568</text:p>
          </table:table-cell>
          <table:table-cell table:number-columns-repeated="2" table:style-name="ce1"/>
          <table:table-cell table:number-columns-repeated="11" table:style-name="ce4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7.6" table:style-name="ce1">
            <text:p>107,6</text:p>
          </table:table-cell>
          <table:table-cell office:value-type="float" office:value="19.437340153452645" table:formula="of:=([.B5]/100-1)/(0.00391)" table:style-name="ce1">
            <text:p>19,43734015</text:p>
          </table:table-cell>
          <table:table-cell office:value-type="float" office:value="2.3802112417116059" table:formula="of:=LOG10([.A5]*60)" table:style-name="ce1">
            <text:p>2,380211242</text:p>
          </table:table-cell>
          <table:table-cell office:value-type="float" office:value="19.437340153452645" table:formula="of:=[.C5]" table:style-name="ce1">
            <text:p>19,43734015</text:p>
          </table:table-cell>
          <table:table-cell table:number-columns-repeated="2" table:style-name="ce1"/>
          <table:table-cell office:value-type="float" office:value="118" table:style-name="ce3">
            <text:p>118</text:p>
          </table:table-cell>
          <table:table-cell table:style-name="ce4"/>
          <table:table-cell office:value-type="float" office:value="46.035805629999999" table:style-name="ce3">
            <text:p>46,03580563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4"/>
          <table:table-cell office:value-type="float" office:value="1.51" table:style-name="ce3">
            <text:p>1,51</text:p>
          </table:table-cell>
          <table:table-cell table:style-name="ce4"/>
          <table:table-cell office:value-type="float" office:value="3.9260000000000002" table:style-name="ce3">
            <text:p>3,926</text:p>
          </table:table-cell>
          <table:table-cell office:value-type="float" office:value="1.4500000000000001E-2" table:style-name="ce3">
            <text:p>0,0145</text:p>
          </table:table-cell>
          <table:table-cell office:value-type="float" office:value="3.0000000000000001E-3" table:style-name="ce3">
            <text:p>0,003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7.8" table:style-name="ce1">
            <text:p>107,8</text:p>
          </table:table-cell>
          <table:table-cell office:value-type="float" office:value="19.948849104859352" table:formula="of:=([.B6]/100-1)/(0.00391)" table:style-name="ce1">
            <text:p>19,9488491</text:p>
          </table:table-cell>
          <table:table-cell office:value-type="float" office:value="2.4771212547196626" table:formula="of:=LOG10([.A6]*60)" table:style-name="ce1">
            <text:p>2,477121255</text:p>
          </table:table-cell>
          <table:table-cell office:value-type="float" office:value="19.948849104859352" table:formula="of:=[.C6]" table:style-name="ce1">
            <text:p>19,9488491</text:p>
          </table:table-cell>
          <table:table-cell table:number-columns-repeated="2" table:style-name="ce1"/>
          <table:table-cell office:value-type="float" office:value="113" table:style-name="ce3">
            <text:p>113</text:p>
          </table:table-cell>
          <table:table-cell table:style-name="ce4"/>
          <table:table-cell office:value-type="float" office:value="33.248081839999998" table:style-name="ce3">
            <text:p>33,24808184</text:p>
          </table:table-cell>
          <table:table-cell table:style-name="ce4"/>
          <table:table-cell office:value-type="float" office:value="2.6" table:style-name="ce3">
            <text:p>2,6</text:p>
          </table:table-cell>
          <table:table-cell table:style-name="ce4"/>
          <table:table-cell office:value-type="float" office:value="1.51" table:style-name="ce3">
            <text:p>1,51</text:p>
          </table:table-cell>
          <table:table-cell table:style-name="ce4"/>
          <table:table-cell office:value-type="float" office:value="3.9260000000000002" table:style-name="ce3">
            <text:p>3,926</text:p>
          </table:table-cell>
          <table:table-cell office:value-type="float" office:value="1.4500000000000001E-2" table:style-name="ce3">
            <text:p>0,0145</text:p>
          </table:table-cell>
          <table:table-cell office:value-type="float" office:value="3.0000000000000001E-3" table:style-name="ce3">
            <text:p>0,003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8" table:style-name="ce1">
            <text:p>108</text:p>
          </table:table-cell>
          <table:table-cell office:value-type="float" office:value="20.460358056266003" table:formula="of:=([.B7]/100-1)/(0.00391)" table:style-name="ce1">
            <text:p>20,46035806</text:p>
          </table:table-cell>
          <table:table-cell office:value-type="float" office:value="2.5563025007672873" table:formula="of:=LOG10([.A7]*60)" table:style-name="ce1">
            <text:p>2,556302501</text:p>
          </table:table-cell>
          <table:table-cell office:value-type="float" office:value="20.460358056266003" table:formula="of:=[.C7]" table:style-name="ce1">
            <text:p>20,46035806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8.2" table:style-name="ce1">
            <text:p>108,2</text:p>
          </table:table-cell>
          <table:table-cell office:value-type="float" office:value="20.97186700767265" table:formula="of:=([.B8]/100-1)/(0.00391)" table:style-name="ce1">
            <text:p>20,97186701</text:p>
          </table:table-cell>
          <table:table-cell office:value-type="float" office:value="2.6232492903979003" table:formula="of:=LOG10([.A8]*60)" table:style-name="ce1">
            <text:p>2,62324929</text:p>
          </table:table-cell>
          <table:table-cell office:value-type="float" office:value="20.97186700767265" table:formula="of:=[.C8]" table:style-name="ce1">
            <text:p>20,97186701</text:p>
          </table:table-cell>
          <table:table-cell table:style-name="ce1">
            <draw:frame draw:z-index="1" draw:id="id1" draw:style-name="a1" draw:name="Graphique 9" svg:x="0.44444in" svg:y="0.1284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8.3" table:style-name="ce1">
            <text:p>108,3</text:p>
          </table:table-cell>
          <table:table-cell office:value-type="float" office:value="21.227621483375948" table:formula="of:=([.B9]/100-1)/(0.00391)" table:style-name="ce1">
            <text:p>21,22762148</text:p>
          </table:table-cell>
          <table:table-cell office:value-type="float" office:value="2.6812412373755872" table:formula="of:=LOG10([.A9]*60)" table:style-name="ce1">
            <text:p>2,681241237</text:p>
          </table:table-cell>
          <table:table-cell office:value-type="float" office:value="21.227621483375948" table:formula="of:=[.C9]" table:style-name="ce1">
            <text:p>21,22762148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8.5" table:style-name="ce1">
            <text:p>108,5</text:p>
          </table:table-cell>
          <table:table-cell office:value-type="float" office:value="21.739130434782599" table:formula="of:=([.B10]/100-1)/(0.00391)" table:style-name="ce1">
            <text:p>21,73913043</text:p>
          </table:table-cell>
          <table:table-cell office:value-type="float" office:value="2.7323937598229686" table:formula="of:=LOG10([.A10]*60)" table:style-name="ce1">
            <text:p>2,73239376</text:p>
          </table:table-cell>
          <table:table-cell office:value-type="float" office:value="21.739130434782599" table:formula="of:=[.C10]" table:style-name="ce1">
            <text:p>21,73913043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8.6" table:style-name="ce1">
            <text:p>108,6</text:p>
          </table:table-cell>
          <table:table-cell office:value-type="float" office:value="21.994884910485894" table:formula="of:=([.B11]/100-1)/(0.00391)" table:style-name="ce1">
            <text:p>21,99488491</text:p>
          </table:table-cell>
          <table:table-cell office:value-type="float" office:value="2.7781512503836434" table:formula="of:=LOG10([.A11]*60)" table:style-name="ce1">
            <text:p>2,77815125</text:p>
          </table:table-cell>
          <table:table-cell office:value-type="float" office:value="21.994884910485894" table:formula="of:=[.C11]" table:style-name="ce1">
            <text:p>21,9948849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8.8" table:style-name="ce1">
            <text:p>108,8</text:p>
          </table:table-cell>
          <table:table-cell office:value-type="float" office:value="22.506393861892601" table:formula="of:=([.B12]/100-1)/(0.00391)" table:style-name="ce1">
            <text:p>22,50639386</text:p>
          </table:table-cell>
          <table:table-cell office:value-type="float" office:value="2.8195439355418688" table:formula="of:=LOG10([.A12]*60)" table:style-name="ce1">
            <text:p>2,819543936</text:p>
          </table:table-cell>
          <table:table-cell office:value-type="float" office:value="22.506393861892601" table:formula="of:=[.C12]" table:style-name="ce1">
            <text:p>22,50639386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9" table:style-name="ce1">
            <text:p>109</text:p>
          </table:table-cell>
          <table:table-cell office:value-type="float" office:value="23.017902813299251" table:formula="of:=([.B13]/100-1)/(0.00391)" table:style-name="ce1">
            <text:p>23,01790281</text:p>
          </table:table-cell>
          <table:table-cell office:value-type="float" office:value="2.8573324964312685" table:formula="of:=LOG10([.A13]*60)" table:style-name="ce1">
            <text:p>2,857332496</text:p>
          </table:table-cell>
          <table:table-cell office:value-type="float" office:value="23.017902813299251" table:formula="of:=[.C13]" table:style-name="ce1">
            <text:p>23,01790281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9.2" table:style-name="ce1">
            <text:p>109,2</text:p>
          </table:table-cell>
          <table:table-cell office:value-type="float" office:value="23.529411764705902" table:formula="of:=([.B14]/100-1)/(0.00391)" table:style-name="ce1">
            <text:p>23,52941176</text:p>
          </table:table-cell>
          <table:table-cell office:value-type="float" office:value="2.8920946026904804" table:formula="of:=LOG10([.A14]*60)" table:style-name="ce1">
            <text:p>2,892094603</text:p>
          </table:table-cell>
          <table:table-cell office:value-type="float" office:value="23.529411764705902" table:formula="of:=[.C14]" table:style-name="ce1">
            <text:p>23,52941176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9.3" table:style-name="ce1">
            <text:p>109,3</text:p>
          </table:table-cell>
          <table:table-cell office:value-type="float" office:value="23.785166240409197" table:formula="of:=([.B15]/100-1)/(0.00391)" table:style-name="ce1">
            <text:p>23,78516624</text:p>
          </table:table-cell>
          <table:table-cell office:value-type="float" office:value="2.9242792860618816" table:formula="of:=LOG10([.A15]*60)" table:style-name="ce1">
            <text:p>2,924279286</text:p>
          </table:table-cell>
          <table:table-cell office:value-type="float" office:value="23.785166240409197" table:formula="of:=[.C15]" table:style-name="ce1">
            <text:p>23,78516624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9.5" table:style-name="ce1">
            <text:p>109,5</text:p>
          </table:table-cell>
          <table:table-cell office:value-type="float" office:value="24.296675191815847" table:formula="of:=([.B16]/100-1)/(0.00391)" table:style-name="ce1">
            <text:p>24,29667519</text:p>
          </table:table-cell>
          <table:table-cell office:value-type="float" office:value="2.9542425094393248" table:formula="of:=LOG10([.A16]*60)" table:style-name="ce1">
            <text:p>2,954242509</text:p>
          </table:table-cell>
          <table:table-cell office:value-type="float" office:value="24.296675191815847" table:formula="of:=[.C16]" table:style-name="ce1">
            <text:p>24,29667519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9.6" table:style-name="ce1">
            <text:p>109,6</text:p>
          </table:table-cell>
          <table:table-cell office:value-type="float" office:value="24.552429667519146" table:formula="of:=([.B17]/100-1)/(0.00391)" table:style-name="ce1">
            <text:p>24,55242967</text:p>
          </table:table-cell>
          <table:table-cell office:value-type="float" office:value="2.9822712330395684" table:formula="of:=LOG10([.A17]*60)" table:style-name="ce1">
            <text:p>2,982271233</text:p>
          </table:table-cell>
          <table:table-cell office:value-type="float" office:value="24.552429667519146" table:formula="of:=[.C17]" table:style-name="ce1">
            <text:p>24,5524296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9.7" table:style-name="ce1">
            <text:p>109,7</text:p>
          </table:table-cell>
          <table:table-cell office:value-type="float" office:value="24.808184143222498" table:formula="of:=([.B18]/100-1)/(0.00391)" table:style-name="ce1">
            <text:p>24,80818414</text:p>
          </table:table-cell>
          <table:table-cell office:value-type="float" office:value="3.0086001717619175" table:formula="of:=LOG10([.A18]*60)" table:style-name="ce1">
            <text:p>3,008600172</text:p>
          </table:table-cell>
          <table:table-cell office:value-type="float" office:value="24.808184143222498" table:formula="of:=[.C18]" table:style-name="ce1">
            <text:p>24,8081841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0" table:style-name="ce1">
            <text:p>110</text:p>
          </table:table-cell>
          <table:table-cell office:value-type="float" office:value="25.5754475703325" table:formula="of:=([.B19]/100-1)/(0.00391)" table:style-name="ce1">
            <text:p>25,57544757</text:p>
          </table:table-cell>
          <table:table-cell office:value-type="float" office:value="3.0334237554869499" table:formula="of:=LOG10([.A19]*60)" table:style-name="ce1">
            <text:p>3,033423755</text:p>
          </table:table-cell>
          <table:table-cell office:value-type="float" office:value="25.5754475703325" table:formula="of:=[.C19]" table:style-name="ce1">
            <text:p>25,5754475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0.1" table:style-name="ce1">
            <text:p>110,1</text:p>
          </table:table-cell>
          <table:table-cell office:value-type="float" office:value="25.831202046035799" table:formula="of:=([.B20]/100-1)/(0.00391)" table:style-name="ce1">
            <text:p>25,83120205</text:p>
          </table:table-cell>
          <table:table-cell office:value-type="float" office:value="3.0569048513364727" table:formula="of:=LOG10([.A20]*60)" table:style-name="ce1">
            <text:p>3,056904851</text:p>
          </table:table-cell>
          <table:table-cell office:value-type="float" office:value="25.831202046035799" table:formula="of:=[.C20]" table:style-name="ce1">
            <text:p>25,8312020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0.3" table:style-name="ce1">
            <text:p>110,3</text:p>
          </table:table-cell>
          <table:table-cell office:value-type="float" office:value="26.342710997442449" table:formula="of:=([.B21]/100-1)/(0.00391)" table:style-name="ce1">
            <text:p>26,342711</text:p>
          </table:table-cell>
          <table:table-cell office:value-type="float" office:value="3.0791812460476247" table:formula="of:=LOG10([.A21]*60)" table:style-name="ce1">
            <text:p>3,079181246</text:p>
          </table:table-cell>
          <table:table-cell office:value-type="float" office:value="26.342710997442449" table:formula="of:=[.C21]" table:style-name="ce1">
            <text:p>26,34271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0.3" table:style-name="ce1">
            <text:p>110,3</text:p>
          </table:table-cell>
          <table:table-cell office:value-type="float" office:value="26.342710997442449" table:formula="of:=([.B22]/100-1)/(0.00391)" table:style-name="ce1">
            <text:p>26,342711</text:p>
          </table:table-cell>
          <table:table-cell office:value-type="float" office:value="3.1003705451175629" table:formula="of:=LOG10([.A22]*60)" table:style-name="ce1">
            <text:p>3,100370545</text:p>
          </table:table-cell>
          <table:table-cell office:value-type="float" office:value="26.342710997442449" table:formula="of:=[.C22]" table:style-name="ce1">
            <text:p>26,34271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0.4" table:style-name="ce1">
            <text:p>110,4</text:p>
          </table:table-cell>
          <table:table-cell office:value-type="float" office:value="26.598465473145801" table:formula="of:=([.B23]/100-1)/(0.00391)" table:style-name="ce1">
            <text:p>26,59846547</text:p>
          </table:table-cell>
          <table:table-cell office:value-type="float" office:value="3.12057393120585" table:formula="of:=LOG10([.A23]*60)" table:style-name="ce1">
            <text:p>3,120573931</text:p>
          </table:table-cell>
          <table:table-cell office:value-type="float" office:value="26.598465473145801" table:formula="of:=[.C23]" table:style-name="ce1">
            <text:p>26,5984654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0.5" table:style-name="ce1">
            <text:p>110,5</text:p>
          </table:table-cell>
          <table:table-cell office:value-type="float" office:value="26.854219948849099" table:formula="of:=([.B24]/100-1)/(0.00391)" table:style-name="ce1">
            <text:p>26,85421995</text:p>
          </table:table-cell>
          <table:table-cell office:value-type="float" office:value="3.1398790864012365" table:formula="of:=LOG10([.A24]*60)" table:style-name="ce1">
            <text:p>3,139879086</text:p>
          </table:table-cell>
          <table:table-cell office:value-type="float" office:value="26.854219948849099" table:formula="of:=[.C24]" table:style-name="ce1">
            <text:p>26,8542199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0.5" table:style-name="ce1">
            <text:p>110,5</text:p>
          </table:table-cell>
          <table:table-cell office:value-type="float" office:value="26.854219948849099" table:formula="of:=([.B25]/100-1)/(0.00391)" table:style-name="ce1">
            <text:p>26,85421995</text:p>
          </table:table-cell>
          <table:table-cell office:value-type="float" office:value="3.1583624920952498" table:formula="of:=LOG10([.A25]*60)" table:style-name="ce1">
            <text:p>3,158362492</text:p>
          </table:table-cell>
          <table:table-cell office:value-type="float" office:value="26.854219948849099" table:formula="of:=[.C25]" table:style-name="ce1">
            <text:p>26,8542199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0.6" table:style-name="ce1">
            <text:p>110,6</text:p>
          </table:table-cell>
          <table:table-cell office:value-type="float" office:value="27.109974424552394" table:formula="of:=([.B26]/100-1)/(0.00391)" table:style-name="ce1">
            <text:p>27,10997442</text:p>
          </table:table-cell>
          <table:table-cell office:value-type="float" office:value="3.1760912590556813" table:formula="of:=LOG10([.A26]*60)" table:style-name="ce1">
            <text:p>3,176091259</text:p>
          </table:table-cell>
          <table:table-cell office:value-type="float" office:value="27.109974424552394" table:formula="of:=[.C26]" table:style-name="ce1">
            <text:p>27,1099744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0.7" table:style-name="ce1">
            <text:p>110,7</text:p>
          </table:table-cell>
          <table:table-cell office:value-type="float" office:value="27.36572890025575" table:formula="of:=([.B27]/100-1)/(0.00391)" table:style-name="ce1">
            <text:p>27,3657289</text:p>
          </table:table-cell>
          <table:table-cell office:value-type="float" office:value="3.1931245983544616" table:formula="of:=LOG10([.A27]*60)" table:style-name="ce1">
            <text:p>3,193124598</text:p>
          </table:table-cell>
          <table:table-cell office:value-type="float" office:value="27.36572890025575" table:formula="of:=[.C27]" table:style-name="ce1">
            <text:p>27,365728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0.7" table:style-name="ce1">
            <text:p>110,7</text:p>
          </table:table-cell>
          <table:table-cell office:value-type="float" office:value="27.36572890025575" table:formula="of:=([.B28]/100-1)/(0.00391)" table:style-name="ce1">
            <text:p>27,3657289</text:p>
          </table:table-cell>
          <table:table-cell office:value-type="float" office:value="3.2095150145426308" table:formula="of:=LOG10([.A28]*60)" table:style-name="ce1">
            <text:p>3,209515015</text:p>
          </table:table-cell>
          <table:table-cell office:value-type="float" office:value="27.36572890025575" table:formula="of:=[.C28]" table:style-name="ce1">
            <text:p>27,365728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0.8" table:style-name="ce1">
            <text:p>110,8</text:p>
          </table:table-cell>
          <table:table-cell office:value-type="float" office:value="27.621483375959045" table:formula="of:=([.B29]/100-1)/(0.00391)" table:style-name="ce1">
            <text:p>27,62148338</text:p>
          </table:table-cell>
          <table:table-cell office:value-type="float" office:value="3.2253092817258628" table:formula="of:=LOG10([.A29]*60)" table:style-name="ce1">
            <text:p>3,225309282</text:p>
          </table:table-cell>
          <table:table-cell office:value-type="float" office:value="27.621483375959045" table:formula="of:=[.C29]" table:style-name="ce1">
            <text:p>27,6214833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0.8" table:style-name="ce1">
            <text:p>110,8</text:p>
          </table:table-cell>
          <table:table-cell office:value-type="float" office:value="27.621483375959045" table:formula="of:=([.B30]/100-1)/(0.00391)" table:style-name="ce1">
            <text:p>27,62148338</text:p>
          </table:table-cell>
          <table:table-cell office:value-type="float" office:value="3.2405492482825999" table:formula="of:=LOG10([.A30]*60)" table:style-name="ce1">
            <text:p>3,240549248</text:p>
          </table:table-cell>
          <table:table-cell office:value-type="float" office:value="27.621483375959045" table:formula="of:=[.C30]" table:style-name="ce1">
            <text:p>27,6214833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1" table:style-name="ce1">
            <text:p>111</text:p>
          </table:table-cell>
          <table:table-cell office:value-type="float" office:value="28.132992327365752" table:formula="of:=([.B31]/100-1)/(0.00391)" table:style-name="ce1">
            <text:p>28,13299233</text:p>
          </table:table-cell>
          <table:table-cell office:value-type="float" office:value="3.255272505103306" table:formula="of:=LOG10([.A31]*60)" table:style-name="ce1">
            <text:p>3,255272505</text:p>
          </table:table-cell>
          <table:table-cell office:value-type="float" office:value="28.132992327365752" table:formula="of:=[.C31]" table:style-name="ce1">
            <text:p>28,1329923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1" table:style-name="ce1">
            <text:p>111</text:p>
          </table:table-cell>
          <table:table-cell office:value-type="float" office:value="28.132992327365752" table:formula="of:=([.B32]/100-1)/(0.00391)" table:style-name="ce1">
            <text:p>28,13299233</text:p>
          </table:table-cell>
          <table:table-cell office:value-type="float" office:value="3.2695129442179165" table:formula="of:=LOG10([.A32]*60)" table:style-name="ce1">
            <text:p>3,269512944</text:p>
          </table:table-cell>
          <table:table-cell office:value-type="float" office:value="28.132992327365752" table:formula="of:=[.C32]" table:style-name="ce1">
            <text:p>28,1329923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1.1" table:style-name="ce1">
            <text:p>111,1</text:p>
          </table:table-cell>
          <table:table-cell office:value-type="float" office:value="28.388746803069047" table:formula="of:=([.B33]/100-1)/(0.00391)" table:style-name="ce1">
            <text:p>28,3887468</text:p>
          </table:table-cell>
          <table:table-cell office:value-type="float" office:value="3.2833012287035497" table:formula="of:=LOG10([.A33]*60)" table:style-name="ce1">
            <text:p>3,283301229</text:p>
          </table:table-cell>
          <table:table-cell office:value-type="float" office:value="28.388746803069047" table:formula="of:=[.C33]" table:style-name="ce1">
            <text:p>28,388746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1.1" table:style-name="ce1">
            <text:p>111,1</text:p>
          </table:table-cell>
          <table:table-cell office:value-type="float" office:value="28.388746803069047" table:formula="of:=([.B34]/100-1)/(0.00391)" table:style-name="ce1">
            <text:p>28,3887468</text:p>
          </table:table-cell>
          <table:table-cell office:value-type="float" office:value="3.2966651902615309" table:formula="of:=LOG10([.A34]*60)" table:style-name="ce1">
            <text:p>3,29666519</text:p>
          </table:table-cell>
          <table:table-cell office:value-type="float" office:value="28.388746803069047" table:formula="of:=[.C34]" table:style-name="ce1">
            <text:p>28,388746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1.2" table:style-name="ce1">
            <text:p>111,2</text:p>
          </table:table-cell>
          <table:table-cell office:value-type="float" office:value="28.644501278772402" table:formula="of:=([.B35]/100-1)/(0.00391)" table:style-name="ce1">
            <text:p>28,64450128</text:p>
          </table:table-cell>
          <table:table-cell office:value-type="float" office:value="3.3096301674258988" table:formula="of:=LOG10([.A35]*60)" table:style-name="ce1">
            <text:p>3,309630167</text:p>
          </table:table-cell>
          <table:table-cell office:value-type="float" office:value="28.644501278772402" table:formula="of:=[.C35]" table:style-name="ce1">
            <text:p>28,6445012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1.3" table:style-name="ce1">
            <text:p>111,3</text:p>
          </table:table-cell>
          <table:table-cell office:value-type="float" office:value="28.900255754475698" table:formula="of:=([.B36]/100-1)/(0.00391)" table:style-name="ce1">
            <text:p>28,90025575</text:p>
          </table:table-cell>
          <table:table-cell office:value-type="float" office:value="3.3222192947339191" table:formula="of:=LOG10([.A36]*60)" table:style-name="ce1">
            <text:p>3,322219295</text:p>
          </table:table-cell>
          <table:table-cell office:value-type="float" office:value="28.900255754475698" table:formula="of:=[.C36]" table:style-name="ce1">
            <text:p>28,9002557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1.3" table:style-name="ce1">
            <text:p>111,3</text:p>
          </table:table-cell>
          <table:table-cell office:value-type="float" office:value="28.900255754475698" table:formula="of:=([.B37]/100-1)/(0.00391)" table:style-name="ce1">
            <text:p>28,90025575</text:p>
          </table:table-cell>
          <table:table-cell office:value-type="float" office:value="3.3344537511509307" table:formula="of:=LOG10([.A37]*60)" table:style-name="ce1">
            <text:p>3,334453751</text:p>
          </table:table-cell>
          <table:table-cell office:value-type="float" office:value="28.900255754475698" table:formula="of:=[.C37]" table:style-name="ce1">
            <text:p>28,9002557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1.4" table:style-name="ce1">
            <text:p>111,4</text:p>
          </table:table-cell>
          <table:table-cell office:value-type="float" office:value="29.156010230179053" table:formula="of:=([.B38]/100-1)/(0.00391)" table:style-name="ce1">
            <text:p>29,15601023</text:p>
          </table:table-cell>
          <table:table-cell office:value-type="float" office:value="3.3463529744506388" table:formula="of:=LOG10([.A38]*60)" table:style-name="ce1">
            <text:p>3,346352974</text:p>
          </table:table-cell>
          <table:table-cell office:value-type="float" office:value="29.156010230179053" table:formula="of:=[.C38]" table:style-name="ce1">
            <text:p>29,15601023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.4" table:style-name="ce1">
            <text:p>111,4</text:p>
          </table:table-cell>
          <table:table-cell office:value-type="float" office:value="29.156010230179053" table:formula="of:=([.B39]/100-1)/(0.00391)" table:style-name="ce1">
            <text:p>29,15601023</text:p>
          </table:table-cell>
          <table:table-cell office:value-type="float" office:value="3.357934847000454" table:formula="of:=LOG10([.A39]*60)" table:style-name="ce1">
            <text:p>3,357934847</text:p>
          </table:table-cell>
          <table:table-cell office:value-type="float" office:value="29.156010230179053" table:formula="of:=[.C39]" table:style-name="ce1">
            <text:p>29,15601023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1.5" table:style-name="ce1">
            <text:p>111,5</text:p>
          </table:table-cell>
          <table:table-cell office:value-type="float" office:value="29.411764705882348" table:formula="of:=([.B40]/100-1)/(0.00391)" table:style-name="ce1">
            <text:p>29,41176471</text:p>
          </table:table-cell>
          <table:table-cell office:value-type="float" office:value="3.369215857410143" table:formula="of:=LOG10([.A40]*60)" table:style-name="ce1">
            <text:p>3,369215857</text:p>
          </table:table-cell>
          <table:table-cell office:value-type="float" office:value="29.411764705882348" table:formula="of:=[.C40]" table:style-name="ce1">
            <text:p>29,4117647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.5" table:style-name="ce1">
            <text:p>111,5</text:p>
          </table:table-cell>
          <table:table-cell office:value-type="float" office:value="29.411764705882348" table:formula="of:=([.B41]/100-1)/(0.00391)" table:style-name="ce1">
            <text:p>29,41176471</text:p>
          </table:table-cell>
          <table:table-cell office:value-type="float" office:value="3.3802112417116059" table:formula="of:=LOG10([.A41]*60)" table:style-name="ce1">
            <text:p>3,380211242</text:p>
          </table:table-cell>
          <table:table-cell office:value-type="float" office:value="29.411764705882348" table:formula="of:=[.C41]" table:style-name="ce1">
            <text:p>29,4117647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1.5" table:style-name="ce1">
            <text:p>111,5</text:p>
          </table:table-cell>
          <table:table-cell office:value-type="float" office:value="29.411764705882348" table:formula="of:=([.B42]/100-1)/(0.00391)" table:style-name="ce1">
            <text:p>29,41176471</text:p>
          </table:table-cell>
          <table:table-cell office:value-type="float" office:value="3.3909351071033793" table:formula="of:=LOG10([.A42]*60)" table:style-name="ce1">
            <text:p>3,390935107</text:p>
          </table:table-cell>
          <table:table-cell office:value-type="float" office:value="29.411764705882348" table:formula="of:=[.C42]" table:style-name="ce1">
            <text:p>29,4117647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1.5" table:style-name="ce1">
            <text:p>111,5</text:p>
          </table:table-cell>
          <table:table-cell office:value-type="float" office:value="29.411764705882348" table:formula="of:=([.B43]/100-1)/(0.00391)" table:style-name="ce1">
            <text:p>29,41176471</text:p>
          </table:table-cell>
          <table:table-cell office:value-type="float" office:value="3.4014005407815442" table:formula="of:=LOG10([.A43]*60)" table:style-name="ce1">
            <text:p>3,401400541</text:p>
          </table:table-cell>
          <table:table-cell office:value-type="float" office:value="29.411764705882348" table:formula="of:=[.C43]" table:style-name="ce1">
            <text:p>29,4117647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1.6" table:style-name="ce1">
            <text:p>111,6</text:p>
          </table:table-cell>
          <table:table-cell office:value-type="float" office:value="29.667519181585646" table:formula="of:=([.B44]/100-1)/(0.00391)" table:style-name="ce1">
            <text:p>29,66751918</text:p>
          </table:table-cell>
          <table:table-cell office:value-type="float" office:value="3.4116197059632301" table:formula="of:=LOG10([.A44]*60)" table:style-name="ce1">
            <text:p>3,411619706</text:p>
          </table:table-cell>
          <table:table-cell office:value-type="float" office:value="29.667519181585646" table:formula="of:=[.C44]" table:style-name="ce1">
            <text:p>29,6675191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1.6" table:style-name="ce1">
            <text:p>111,6</text:p>
          </table:table-cell>
          <table:table-cell office:value-type="float" office:value="29.667519181585646" table:formula="of:=([.B45]/100-1)/(0.00391)" table:style-name="ce1">
            <text:p>29,66751918</text:p>
          </table:table-cell>
          <table:table-cell office:value-type="float" office:value="3.4216039268698313" table:formula="of:=LOG10([.A45]*60)" table:style-name="ce1">
            <text:p>3,421603927</text:p>
          </table:table-cell>
          <table:table-cell office:value-type="float" office:value="29.667519181585646" table:formula="of:=[.C45]" table:style-name="ce1">
            <text:p>29,6675191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1.7" table:style-name="ce1">
            <text:p>111,7</text:p>
          </table:table-cell>
          <table:table-cell office:value-type="float" office:value="29.923273657288998" table:formula="of:=([.B46]/100-1)/(0.00391)" table:style-name="ce1">
            <text:p>29,92327366</text:p>
          </table:table-cell>
          <table:table-cell office:value-type="float" office:value="3.4313637641589874" table:formula="of:=LOG10([.A46]*60)" table:style-name="ce1">
            <text:p>3,431363764</text:p>
          </table:table-cell>
          <table:table-cell office:value-type="float" office:value="29.923273657288998" table:formula="of:=[.C46]" table:style-name="ce1">
            <text:p>29,9232736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1.7" table:style-name="ce1">
            <text:p>111,7</text:p>
          </table:table-cell>
          <table:table-cell office:value-type="float" office:value="29.923273657288998" table:formula="of:=([.B47]/100-1)/(0.00391)" table:style-name="ce1">
            <text:p>29,92327366</text:p>
          </table:table-cell>
          <table:table-cell office:value-type="float" office:value="3.4409090820652177" table:formula="of:=LOG10([.A47]*60)" table:style-name="ce1">
            <text:p>3,440909082</text:p>
          </table:table-cell>
          <table:table-cell office:value-type="float" office:value="29.923273657288998" table:formula="of:=[.C47]" table:style-name="ce1">
            <text:p>29,9232736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1.7" table:style-name="ce1">
            <text:p>111,7</text:p>
          </table:table-cell>
          <table:table-cell office:value-type="float" office:value="29.923273657288998" table:formula="of:=([.B48]/100-1)/(0.00391)" table:style-name="ce1">
            <text:p>29,92327366</text:p>
          </table:table-cell>
          <table:table-cell office:value-type="float" office:value="3.4502491083193609" table:formula="of:=LOG10([.A48]*60)" table:style-name="ce1">
            <text:p>3,450249108</text:p>
          </table:table-cell>
          <table:table-cell office:value-type="float" office:value="29.923273657288998" table:formula="of:=[.C48]" table:style-name="ce1">
            <text:p>29,9232736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1.7" table:style-name="ce1">
            <text:p>111,7</text:p>
          </table:table-cell>
          <table:table-cell office:value-type="float" office:value="29.923273657288998" table:formula="of:=([.B49]/100-1)/(0.00391)" table:style-name="ce1">
            <text:p>29,92327366</text:p>
          </table:table-cell>
          <table:table-cell office:value-type="float" office:value="3.459392487759231" table:formula="of:=LOG10([.A49]*60)" table:style-name="ce1">
            <text:p>3,459392488</text:p>
          </table:table-cell>
          <table:table-cell office:value-type="float" office:value="29.923273657288998" table:formula="of:=[.C49]" table:style-name="ce1">
            <text:p>29,9232736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1.7" table:style-name="ce1">
            <text:p>111,7</text:p>
          </table:table-cell>
          <table:table-cell office:value-type="float" office:value="29.923273657288998" table:formula="of:=([.B50]/100-1)/(0.00391)" table:style-name="ce1">
            <text:p>29,92327366</text:p>
          </table:table-cell>
          <table:table-cell office:value-type="float" office:value="3.4683473304121573" table:formula="of:=LOG10([.A50]*60)" table:style-name="ce1">
            <text:p>3,46834733</text:p>
          </table:table-cell>
          <table:table-cell office:value-type="float" office:value="29.923273657288998" table:formula="of:=[.C50]" table:style-name="ce1">
            <text:p>29,9232736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1]/100-1)/(0.00391)" table:style-name="ce1">
            <text:p>30,17902813</text:p>
          </table:table-cell>
          <table:table-cell office:value-type="float" office:value="3.4771212547196626" table:formula="of:=LOG10([.A51]*60)" table:style-name="ce1">
            <text:p>3,477121255</text:p>
          </table:table-cell>
          <table:table-cell office:value-type="float" office:value="30.179028132992297" table:formula="of:=[.C51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2]/100-1)/(0.00391)" table:style-name="ce1">
            <text:p>30,17902813</text:p>
          </table:table-cell>
          <table:table-cell office:value-type="float" office:value="3.4857214264815801" table:formula="of:=LOG10([.A52]*60)" table:style-name="ce1">
            <text:p>3,485721426</text:p>
          </table:table-cell>
          <table:table-cell office:value-type="float" office:value="30.179028132992297" table:formula="of:=[.C52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3]/100-1)/(0.00391)" table:style-name="ce1">
            <text:p>30,17902813</text:p>
          </table:table-cell>
          <table:table-cell office:value-type="float" office:value="3.4941545940184429" table:formula="of:=LOG10([.A53]*60)" table:style-name="ce1">
            <text:p>3,494154594</text:p>
          </table:table-cell>
          <table:table-cell office:value-type="float" office:value="30.179028132992297" table:formula="of:=[.C53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4]/100-1)/(0.00391)" table:style-name="ce1">
            <text:p>30,17902813</text:p>
          </table:table-cell>
          <table:table-cell office:value-type="float" office:value="3.5024271199844326" table:formula="of:=LOG10([.A54]*60)" table:style-name="ce1">
            <text:p>3,50242712</text:p>
          </table:table-cell>
          <table:table-cell office:value-type="float" office:value="30.179028132992297" table:formula="of:=[.C54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5]/100-1)/(0.00391)" table:style-name="ce1">
            <text:p>30,17902813</text:p>
          </table:table-cell>
          <table:table-cell office:value-type="float" office:value="3.510545010206612" table:formula="of:=LOG10([.A55]*60)" table:style-name="ce1">
            <text:p>3,51054501</text:p>
          </table:table-cell>
          <table:table-cell office:value-type="float" office:value="30.179028132992297" table:formula="of:=[.C55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6]/100-1)/(0.00391)" table:style-name="ce1">
            <text:p>30,17902813</text:p>
          </table:table-cell>
          <table:table-cell office:value-type="float" office:value="3.5185139398778875" table:formula="of:=LOG10([.A56]*60)" table:style-name="ce1">
            <text:p>3,51851394</text:p>
          </table:table-cell>
          <table:table-cell office:value-type="float" office:value="30.179028132992297" table:formula="of:=[.C56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7]/100-1)/(0.00391)" table:style-name="ce1">
            <text:p>30,17902813</text:p>
          </table:table-cell>
          <table:table-cell office:value-type="float" office:value="3.5263392773898441" table:formula="of:=LOG10([.A57]*60)" table:style-name="ce1">
            <text:p>3,526339277</text:p>
          </table:table-cell>
          <table:table-cell office:value-type="float" office:value="30.179028132992297" table:formula="of:=[.C57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8]/100-1)/(0.00391)" table:style-name="ce1">
            <text:p>30,17902813</text:p>
          </table:table-cell>
          <table:table-cell office:value-type="float" office:value="3.5340261060561349" table:formula="of:=LOG10([.A58]*60)" table:style-name="ce1">
            <text:p>3,534026106</text:p>
          </table:table-cell>
          <table:table-cell office:value-type="float" office:value="30.179028132992297" table:formula="of:=[.C58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59]/100-1)/(0.00391)" table:style-name="ce1">
            <text:p>30,17902813</text:p>
          </table:table-cell>
          <table:table-cell office:value-type="float" office:value="3.5415792439465807" table:formula="of:=LOG10([.A59]*60)" table:style-name="ce1">
            <text:p>3,541579244</text:p>
          </table:table-cell>
          <table:table-cell office:value-type="float" office:value="30.179028132992297" table:formula="of:=[.C59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11.8" table:style-name="ce1">
            <text:p>111,8</text:p>
          </table:table-cell>
          <table:table-cell office:value-type="float" office:value="30.179028132992297" table:formula="of:=([.B60]/100-1)/(0.00391)" table:style-name="ce1">
            <text:p>30,17902813</text:p>
          </table:table-cell>
          <table:table-cell office:value-type="float" office:value="3.5490032620257876" table:formula="of:=LOG10([.A60]*60)" table:style-name="ce1">
            <text:p>3,549003262</text:p>
          </table:table-cell>
          <table:table-cell office:value-type="float" office:value="30.179028132992297" table:formula="of:=[.C60]" table:style-name="ce1">
            <text:p>30,1790281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1.9" table:style-name="ce1">
            <text:p>111,9</text:p>
          </table:table-cell>
          <table:table-cell office:value-type="float" office:value="30.434782608695649" table:formula="of:=([.B61]/100-1)/(0.00391)" table:style-name="ce1">
            <text:p>30,43478261</text:p>
          </table:table-cell>
          <table:table-cell office:value-type="float" office:value="3.5563025007672873" table:formula="of:=LOG10([.A61]*60)" table:style-name="ce1">
            <text:p>3,556302501</text:p>
          </table:table-cell>
          <table:table-cell office:value-type="float" office:value="30.434782608695649" table:formula="of:=[.C61]" table:style-name="ce1">
            <text:p>30,4347826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-255.7544757033248" table:formula="of:=([.B62]/100-1)/(0.00391)" table:style-name="ce1">
            <text:p>-255,7544757</text:p>
          </table:table-cell>
          <table:table-cell office:value-type="float" office:value="3.5634810853944106" table:formula="of:=LOG10([.A62]*60)" table:style-name="ce1">
            <text:p>3,563481085</text:p>
          </table:table-cell>
          <table:table-cell office:value-type="float" office:value="-255.7544757033248" table:formula="of:=[.C6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-255.7544757033248" table:formula="of:=([.B63]/100-1)/(0.00391)" table:style-name="ce1">
            <text:p>-255,7544757</text:p>
          </table:table-cell>
          <table:table-cell office:value-type="float" office:value="3.5705429398818973" table:formula="of:=LOG10([.A63]*60)" table:style-name="ce1">
            <text:p>3,57054294</text:p>
          </table:table-cell>
          <table:table-cell office:value-type="float" office:value="-255.7544757033248" table:formula="of:=[.C6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-255.7544757033248" table:formula="of:=([.B64]/100-1)/(0.00391)" table:style-name="ce1">
            <text:p>-255,7544757</text:p>
          </table:table-cell>
          <table:table-cell office:value-type="float" office:value="3.5774917998372255" table:formula="of:=LOG10([.A64]*60)" table:style-name="ce1">
            <text:p>3,5774918</text:p>
          </table:table-cell>
          <table:table-cell office:value-type="float" office:value="-255.7544757033248" table:formula="of:=[.C6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-255.7544757033248" table:formula="of:=([.B65]/100-1)/(0.00391)" table:style-name="ce1">
            <text:p>-255,7544757</text:p>
          </table:table-cell>
          <table:table-cell office:value-type="float" office:value="3.5843312243675309" table:formula="of:=LOG10([.A65]*60)" table:style-name="ce1">
            <text:p>3,584331224</text:p>
          </table:table-cell>
          <table:table-cell office:value-type="float" office:value="-255.7544757033248" table:formula="of:=[.C6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-255.7544757033248" table:formula="of:=([.B66]/100-1)/(0.00391)" table:style-name="ce1">
            <text:p>-255,7544757</text:p>
          </table:table-cell>
          <table:table-cell office:value-type="float" office:value="3.5910646070264991" table:formula="of:=LOG10([.A66]*60)" table:style-name="ce1">
            <text:p>3,591064607</text:p>
          </table:table-cell>
          <table:table-cell office:value-type="float" office:value="-255.7544757033248" table:formula="of:=[.C6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-255.7544757033248" table:formula="of:=([.B67]/100-1)/(0.00391)" table:style-name="ce1">
            <text:p>-255,7544757</text:p>
          </table:table-cell>
          <table:table-cell office:value-type="float" office:value="3.5976951859255122" table:formula="of:=LOG10([.A67]*60)" table:style-name="ce1">
            <text:p>3,597695186</text:p>
          </table:table-cell>
          <table:table-cell office:value-type="float" office:value="-255.7544757033248" table:formula="of:=[.C6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-255.7544757033248" table:formula="of:=([.B68]/100-1)/(0.00391)" table:style-name="ce1">
            <text:p>-255,7544757</text:p>
          </table:table-cell>
          <table:table-cell office:value-type="float" office:value="3.6042260530844699" table:formula="of:=LOG10([.A68]*60)" table:style-name="ce1">
            <text:p>3,604226053</text:p>
          </table:table-cell>
          <table:table-cell office:value-type="float" office:value="-255.7544757033248" table:formula="of:=[.C6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-255.7544757033248" table:formula="of:=([.B69]/100-1)/(0.00391)" table:style-name="ce1">
            <text:p>-255,7544757</text:p>
          </table:table-cell>
          <table:table-cell office:value-type="float" office:value="3.61066016308988" table:formula="of:=LOG10([.A69]*60)" table:style-name="ce1">
            <text:p>3,610660163</text:p>
          </table:table-cell>
          <table:table-cell office:value-type="float" office:value="-255.7544757033248" table:formula="of:=[.C6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-255.7544757033248" table:formula="of:=([.B70]/100-1)/(0.00391)" table:style-name="ce1">
            <text:p>-255,7544757</text:p>
          </table:table-cell>
          <table:table-cell office:value-type="float" office:value="3.6170003411208991" table:formula="of:=LOG10([.A70]*60)" table:style-name="ce1">
            <text:p>3,617000341</text:p>
          </table:table-cell>
          <table:table-cell office:value-type="float" office:value="-255.7544757033248" table:formula="of:=[.C7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-255.7544757033248" table:formula="of:=([.B71]/100-1)/(0.00391)" table:style-name="ce1">
            <text:p>-255,7544757</text:p>
          </table:table-cell>
          <table:table-cell office:value-type="float" office:value="3.6232492903979003" table:formula="of:=LOG10([.A71]*60)" table:style-name="ce1">
            <text:p>3,62324929</text:p>
          </table:table-cell>
          <table:table-cell office:value-type="float" office:value="-255.7544757033248" table:formula="of:=[.C7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-255.7544757033248" table:formula="of:=([.B72]/100-1)/(0.00391)" table:style-name="ce1">
            <text:p>-255,7544757</text:p>
          </table:table-cell>
          <table:table-cell office:value-type="float" office:value="3.6294095991027189" table:formula="of:=LOG10([.A72]*60)" table:style-name="ce1">
            <text:p>3,629409599</text:p>
          </table:table-cell>
          <table:table-cell office:value-type="float" office:value="-255.7544757033248" table:formula="of:=[.C7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255.7544757033248" table:formula="of:=([.B73]/100-1)/(0.00391)" table:style-name="ce1">
            <text:p>-255,7544757</text:p>
          </table:table-cell>
          <table:table-cell office:value-type="float" office:value="3.6354837468149119" table:formula="of:=LOG10([.A73]*60)" table:style-name="ce1">
            <text:p>3,635483747</text:p>
          </table:table-cell>
          <table:table-cell office:value-type="float" office:value="-255.7544757033248" table:formula="of:=[.C7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-255.7544757033248" table:formula="of:=([.B74]/100-1)/(0.00391)" table:style-name="ce1">
            <text:p>-255,7544757</text:p>
          </table:table-cell>
          <table:table-cell office:value-type="float" office:value="3.6414741105040997" table:formula="of:=LOG10([.A74]*60)" table:style-name="ce1">
            <text:p>3,641474111</text:p>
          </table:table-cell>
          <table:table-cell office:value-type="float" office:value="-255.7544757033248" table:formula="of:=[.C7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-255.7544757033248" table:formula="of:=([.B75]/100-1)/(0.00391)" table:style-name="ce1">
            <text:p>-255,7544757</text:p>
          </table:table-cell>
          <table:table-cell office:value-type="float" office:value="3.6473829701146196" table:formula="of:=LOG10([.A75]*60)" table:style-name="ce1">
            <text:p>3,64738297</text:p>
          </table:table-cell>
          <table:table-cell office:value-type="float" office:value="-255.7544757033248" table:formula="of:=[.C7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-255.7544757033248" table:formula="of:=([.B76]/100-1)/(0.00391)" table:style-name="ce1">
            <text:p>-255,7544757</text:p>
          </table:table-cell>
          <table:table-cell office:value-type="float" office:value="3.6532125137753435" table:formula="of:=LOG10([.A76]*60)" table:style-name="ce1">
            <text:p>3,653212514</text:p>
          </table:table-cell>
          <table:table-cell office:value-type="float" office:value="-255.7544757033248" table:formula="of:=[.C7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-255.7544757033248" table:formula="of:=([.B77]/100-1)/(0.00391)" table:style-name="ce1">
            <text:p>-255,7544757</text:p>
          </table:table-cell>
          <table:table-cell office:value-type="float" office:value="3.6589648426644348" table:formula="of:=LOG10([.A77]*60)" table:style-name="ce1">
            <text:p>3,658964843</text:p>
          </table:table-cell>
          <table:table-cell office:value-type="float" office:value="-255.7544757033248" table:formula="of:=[.C7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-255.7544757033248" table:formula="of:=([.B78]/100-1)/(0.00391)" table:style-name="ce1">
            <text:p>-255,7544757</text:p>
          </table:table-cell>
          <table:table-cell office:value-type="float" office:value="3.6646419755561257" table:formula="of:=LOG10([.A78]*60)" table:style-name="ce1">
            <text:p>3,664641976</text:p>
          </table:table-cell>
          <table:table-cell office:value-type="float" office:value="-255.7544757033248" table:formula="of:=[.C7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255.7544757033248" table:formula="of:=([.B79]/100-1)/(0.00391)" table:style-name="ce1">
            <text:p>-255,7544757</text:p>
          </table:table-cell>
          <table:table-cell office:value-type="float" office:value="3.6702458530741242" table:formula="of:=LOG10([.A79]*60)" table:style-name="ce1">
            <text:p>3,670245853</text:p>
          </table:table-cell>
          <table:table-cell office:value-type="float" office:value="-255.7544757033248" table:formula="of:=[.C7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-255.7544757033248" table:formula="of:=([.B80]/100-1)/(0.00391)" table:style-name="ce1">
            <text:p>-255,7544757</text:p>
          </table:table-cell>
          <table:table-cell office:value-type="float" office:value="3.6757783416740852" table:formula="of:=LOG10([.A80]*60)" table:style-name="ce1">
            <text:p>3,675778342</text:p>
          </table:table-cell>
          <table:table-cell office:value-type="float" office:value="-255.7544757033248" table:formula="of:=[.C8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-255.7544757033248" table:formula="of:=([.B81]/100-1)/(0.00391)" table:style-name="ce1">
            <text:p>-255,7544757</text:p>
          </table:table-cell>
          <table:table-cell office:value-type="float" office:value="3.6812412373755872" table:formula="of:=LOG10([.A81]*60)" table:style-name="ce1">
            <text:p>3,681241237</text:p>
          </table:table-cell>
          <table:table-cell office:value-type="float" office:value="-255.7544757033248" table:formula="of:=[.C8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-255.7544757033248" table:formula="of:=([.B82]/100-1)/(0.00391)" table:style-name="ce1">
            <text:p>-255,7544757</text:p>
          </table:table-cell>
          <table:table-cell office:value-type="float" office:value="3.6866362692622934" table:formula="of:=LOG10([.A82]*60)" table:style-name="ce1">
            <text:p>3,686636269</text:p>
          </table:table-cell>
          <table:table-cell office:value-type="float" office:value="-255.7544757033248" table:formula="of:=[.C8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-255.7544757033248" table:formula="of:=([.B83]/100-1)/(0.00391)" table:style-name="ce1">
            <text:p>-255,7544757</text:p>
          </table:table-cell>
          <table:table-cell office:value-type="float" office:value="3.6919651027673601" table:formula="of:=LOG10([.A83]*60)" table:style-name="ce1">
            <text:p>3,691965103</text:p>
          </table:table-cell>
          <table:table-cell office:value-type="float" office:value="-255.7544757033248" table:formula="of:=[.C8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-255.7544757033248" table:formula="of:=([.B84]/100-1)/(0.00391)" table:style-name="ce1">
            <text:p>-255,7544757</text:p>
          </table:table-cell>
          <table:table-cell office:value-type="float" office:value="3.6972293427597176" table:formula="of:=LOG10([.A84]*60)" table:style-name="ce1">
            <text:p>3,697229343</text:p>
          </table:table-cell>
          <table:table-cell office:value-type="float" office:value="-255.7544757033248" table:formula="of:=[.C8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-255.7544757033248" table:formula="of:=([.B85]/100-1)/(0.00391)" table:style-name="ce1">
            <text:p>-255,7544757</text:p>
          </table:table-cell>
          <table:table-cell office:value-type="float" office:value="3.7024305364455254" table:formula="of:=LOG10([.A85]*60)" table:style-name="ce1">
            <text:p>3,702430536</text:p>
          </table:table-cell>
          <table:table-cell office:value-type="float" office:value="-255.7544757033248" table:formula="of:=[.C8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-255.7544757033248" table:formula="of:=([.B86]/100-1)/(0.00391)" table:style-name="ce1">
            <text:p>-255,7544757</text:p>
          </table:table-cell>
          <table:table-cell office:value-type="float" office:value="3.7075701760979363" table:formula="of:=LOG10([.A86]*60)" table:style-name="ce1">
            <text:p>3,707570176</text:p>
          </table:table-cell>
          <table:table-cell office:value-type="float" office:value="-255.7544757033248" table:formula="of:=[.C8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-255.7544757033248" table:formula="of:=([.B87]/100-1)/(0.00391)" table:style-name="ce1">
            <text:p>-255,7544757</text:p>
          </table:table-cell>
          <table:table-cell office:value-type="float" office:value="3.7126497016272113" table:formula="of:=LOG10([.A87]*60)" table:style-name="ce1">
            <text:p>3,712649702</text:p>
          </table:table-cell>
          <table:table-cell office:value-type="float" office:value="-255.7544757033248" table:formula="of:=[.C8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-255.7544757033248" table:formula="of:=([.B88]/100-1)/(0.00391)" table:style-name="ce1">
            <text:p>-255,7544757</text:p>
          </table:table-cell>
          <table:table-cell office:value-type="float" office:value="3.7176705030022621" table:formula="of:=LOG10([.A88]*60)" table:style-name="ce1">
            <text:p>3,717670503</text:p>
          </table:table-cell>
          <table:table-cell office:value-type="float" office:value="-255.7544757033248" table:formula="of:=[.C8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-255.7544757033248" table:formula="of:=([.B89]/100-1)/(0.00391)" table:style-name="ce1">
            <text:p>-255,7544757</text:p>
          </table:table-cell>
          <table:table-cell office:value-type="float" office:value="3.7226339225338121" table:formula="of:=LOG10([.A89]*60)" table:style-name="ce1">
            <text:p>3,722633923</text:p>
          </table:table-cell>
          <table:table-cell office:value-type="float" office:value="-255.7544757033248" table:formula="of:=[.C8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-255.7544757033248" table:formula="of:=([.B90]/100-1)/(0.00391)" table:style-name="ce1">
            <text:p>-255,7544757</text:p>
          </table:table-cell>
          <table:table-cell office:value-type="float" office:value="3.7275412570285562" table:formula="of:=LOG10([.A90]*60)" table:style-name="ce1">
            <text:p>3,727541257</text:p>
          </table:table-cell>
          <table:table-cell office:value-type="float" office:value="-255.7544757033248" table:formula="of:=[.C9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-255.7544757033248" table:formula="of:=([.B91]/100-1)/(0.00391)" table:style-name="ce1">
            <text:p>-255,7544757</text:p>
          </table:table-cell>
          <table:table-cell office:value-type="float" office:value="3.7323937598229686" table:formula="of:=LOG10([.A91]*60)" table:style-name="ce1">
            <text:p>3,73239376</text:p>
          </table:table-cell>
          <table:table-cell office:value-type="float" office:value="-255.7544757033248" table:formula="of:=[.C9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-255.7544757033248" table:formula="of:=([.B92]/100-1)/(0.00391)" table:style-name="ce1">
            <text:p>-255,7544757</text:p>
          </table:table-cell>
          <table:table-cell office:value-type="float" office:value="3.7371926427047373" table:formula="of:=LOG10([.A92]*60)" table:style-name="ce1">
            <text:p>3,737192643</text:p>
          </table:table-cell>
          <table:table-cell office:value-type="float" office:value="-255.7544757033248" table:formula="of:=[.C9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-255.7544757033248" table:formula="of:=([.B93]/100-1)/(0.00391)" table:style-name="ce1">
            <text:p>-255,7544757</text:p>
          </table:table-cell>
          <table:table-cell office:value-type="float" office:value="3.741939077729199" table:formula="of:=LOG10([.A93]*60)" table:style-name="ce1">
            <text:p>3,741939078</text:p>
          </table:table-cell>
          <table:table-cell office:value-type="float" office:value="-255.7544757033248" table:formula="of:=[.C9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-255.7544757033248" table:formula="of:=([.B94]/100-1)/(0.00391)" table:style-name="ce1">
            <text:p>-255,7544757</text:p>
          </table:table-cell>
          <table:table-cell office:value-type="float" office:value="3.7466341989375787" table:formula="of:=LOG10([.A94]*60)" table:style-name="ce1">
            <text:p>3,746634199</text:p>
          </table:table-cell>
          <table:table-cell office:value-type="float" office:value="-255.7544757033248" table:formula="of:=[.C9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-255.7544757033248" table:formula="of:=([.B95]/100-1)/(0.00391)" table:style-name="ce1">
            <text:p>-255,7544757</text:p>
          </table:table-cell>
          <table:table-cell office:value-type="float" office:value="3.7512791039833422" table:formula="of:=LOG10([.A95]*60)" table:style-name="ce1">
            <text:p>3,751279104</text:p>
          </table:table-cell>
          <table:table-cell office:value-type="float" office:value="-255.7544757033248" table:formula="of:=[.C9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-255.7544757033248" table:formula="of:=([.B96]/100-1)/(0.00391)" table:style-name="ce1">
            <text:p>-255,7544757</text:p>
          </table:table-cell>
          <table:table-cell office:value-type="float" office:value="3.7558748556724915" table:formula="of:=LOG10([.A96]*60)" table:style-name="ce1">
            <text:p>3,755874856</text:p>
          </table:table-cell>
          <table:table-cell office:value-type="float" office:value="-255.7544757033248" table:formula="of:=[.C9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-255.7544757033248" table:formula="of:=([.B97]/100-1)/(0.00391)" table:style-name="ce1">
            <text:p>-255,7544757</text:p>
          </table:table-cell>
          <table:table-cell office:value-type="float" office:value="3.7604224834232118" table:formula="of:=LOG10([.A97]*60)" table:style-name="ce1">
            <text:p>3,760422483</text:p>
          </table:table-cell>
          <table:table-cell office:value-type="float" office:value="-255.7544757033248" table:formula="of:=[.C9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255.7544757033248" table:formula="of:=([.B98]/100-1)/(0.00391)" table:style-name="ce1">
            <text:p>-255,7544757</text:p>
          </table:table-cell>
          <table:table-cell office:value-type="float" office:value="3.7649229846498886" table:formula="of:=LOG10([.A98]*60)" table:style-name="ce1">
            <text:p>3,764922985</text:p>
          </table:table-cell>
          <table:table-cell office:value-type="float" office:value="-255.7544757033248" table:formula="of:=[.C9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-255.7544757033248" table:formula="of:=([.B99]/100-1)/(0.00391)" table:style-name="ce1">
            <text:p>-255,7544757</text:p>
          </table:table-cell>
          <table:table-cell office:value-type="float" office:value="3.7693773260761385" table:formula="of:=LOG10([.A99]*60)" table:style-name="ce1">
            <text:p>3,769377326</text:p>
          </table:table-cell>
          <table:table-cell office:value-type="float" office:value="-255.7544757033248" table:formula="of:=[.C9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-255.7544757033248" table:formula="of:=([.B100]/100-1)/(0.00391)" table:style-name="ce1">
            <text:p>-255,7544757</text:p>
          </table:table-cell>
          <table:table-cell office:value-type="float" office:value="3.7737864449811935" table:formula="of:=LOG10([.A100]*60)" table:style-name="ce1">
            <text:p>3,773786445</text:p>
          </table:table-cell>
          <table:table-cell office:value-type="float" office:value="-255.7544757033248" table:formula="of:=[.C10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-255.7544757033248" table:formula="of:=([.B101]/100-1)/(0.00391)" table:style-name="ce1">
            <text:p>-255,7544757</text:p>
          </table:table-cell>
          <table:table-cell office:value-type="float" office:value="3.7781512503836434" table:formula="of:=LOG10([.A101]*60)" table:style-name="ce1">
            <text:p>3,77815125</text:p>
          </table:table-cell>
          <table:table-cell office:value-type="float" office:value="-255.7544757033248" table:formula="of:=[.C10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-255.7544757033248" table:formula="of:=([.B102]/100-1)/(0.00391)" table:style-name="ce1">
            <text:p>-255,7544757</text:p>
          </table:table-cell>
          <table:table-cell office:value-type="float" office:value="3.782472624166286" table:formula="of:=LOG10([.A102]*60)" table:style-name="ce1">
            <text:p>3,782472624</text:p>
          </table:table-cell>
          <table:table-cell office:value-type="float" office:value="-255.7544757033248" table:formula="of:=[.C10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-255.7544757033248" table:formula="of:=([.B103]/100-1)/(0.00391)" table:style-name="ce1">
            <text:p>-255,7544757</text:p>
          </table:table-cell>
          <table:table-cell office:value-type="float" office:value="3.7867514221455614" table:formula="of:=LOG10([.A103]*60)" table:style-name="ce1">
            <text:p>3,786751422</text:p>
          </table:table-cell>
          <table:table-cell office:value-type="float" office:value="-255.7544757033248" table:formula="of:=[.C10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-255.7544757033248" table:formula="of:=([.B104]/100-1)/(0.00391)" table:style-name="ce1">
            <text:p>-255,7544757</text:p>
          </table:table-cell>
          <table:table-cell office:value-type="float" office:value="3.7909884750888159" table:formula="of:=LOG10([.A104]*60)" table:style-name="ce1">
            <text:p>3,790988475</text:p>
          </table:table-cell>
          <table:table-cell office:value-type="float" office:value="-255.7544757033248" table:formula="of:=[.C10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-255.7544757033248" table:formula="of:=([.B105]/100-1)/(0.00391)" table:style-name="ce1">
            <text:p>-255,7544757</text:p>
          </table:table-cell>
          <table:table-cell office:value-type="float" office:value="3.7951845896824241" table:formula="of:=LOG10([.A105]*60)" table:style-name="ce1">
            <text:p>3,79518459</text:p>
          </table:table-cell>
          <table:table-cell office:value-type="float" office:value="-255.7544757033248" table:formula="of:=[.C10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-255.7544757033248" table:formula="of:=([.B106]/100-1)/(0.00391)" table:style-name="ce1">
            <text:p>-255,7544757</text:p>
          </table:table-cell>
          <table:table-cell office:value-type="float" office:value="3.7993405494535817" table:formula="of:=LOG10([.A106]*60)" table:style-name="ce1">
            <text:p>3,799340549</text:p>
          </table:table-cell>
          <table:table-cell office:value-type="float" office:value="-255.7544757033248" table:formula="of:=[.C10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-255.7544757033248" table:formula="of:=([.B107]/100-1)/(0.00391)" table:style-name="ce1">
            <text:p>-255,7544757</text:p>
          </table:table-cell>
          <table:table-cell office:value-type="float" office:value="3.8034571156484138" table:formula="of:=LOG10([.A107]*60)" table:style-name="ce1">
            <text:p>3,803457116</text:p>
          </table:table-cell>
          <table:table-cell office:value-type="float" office:value="-255.7544757033248" table:formula="of:=[.C10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-255.7544757033248" table:formula="of:=([.B108]/100-1)/(0.00391)" table:style-name="ce1">
            <text:p>-255,7544757</text:p>
          </table:table-cell>
          <table:table-cell office:value-type="float" office:value="3.8075350280688531" table:formula="of:=LOG10([.A108]*60)" table:style-name="ce1">
            <text:p>3,807535028</text:p>
          </table:table-cell>
          <table:table-cell office:value-type="float" office:value="-255.7544757033248" table:formula="of:=[.C10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-255.7544757033248" table:formula="of:=([.B109]/100-1)/(0.00391)" table:style-name="ce1">
            <text:p>-255,7544757</text:p>
          </table:table-cell>
          <table:table-cell office:value-type="float" office:value="3.8115750058705933" table:formula="of:=LOG10([.A109]*60)" table:style-name="ce1">
            <text:p>3,811575006</text:p>
          </table:table-cell>
          <table:table-cell office:value-type="float" office:value="-255.7544757033248" table:formula="of:=[.C10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-255.7544757033248" table:formula="of:=([.B110]/100-1)/(0.00391)" table:style-name="ce1">
            <text:p>-255,7544757</text:p>
          </table:table-cell>
          <table:table-cell office:value-type="float" office:value="3.8155777483242672" table:formula="of:=LOG10([.A110]*60)" table:style-name="ce1">
            <text:p>3,815577748</text:p>
          </table:table-cell>
          <table:table-cell office:value-type="float" office:value="-255.7544757033248" table:formula="of:=[.C11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-255.7544757033248" table:formula="of:=([.B111]/100-1)/(0.00391)" table:style-name="ce1">
            <text:p>-255,7544757</text:p>
          </table:table-cell>
          <table:table-cell office:value-type="float" office:value="3.8195439355418688" table:formula="of:=LOG10([.A111]*60)" table:style-name="ce1">
            <text:p>3,819543936</text:p>
          </table:table-cell>
          <table:table-cell office:value-type="float" office:value="-255.7544757033248" table:formula="of:=[.C11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-255.7544757033248" table:formula="of:=([.B112]/100-1)/(0.00391)" table:style-name="ce1">
            <text:p>-255,7544757</text:p>
          </table:table-cell>
          <table:table-cell office:value-type="float" office:value="3.823474229170301" table:formula="of:=LOG10([.A112]*60)" table:style-name="ce1">
            <text:p>3,823474229</text:p>
          </table:table-cell>
          <table:table-cell office:value-type="float" office:value="-255.7544757033248" table:formula="of:=[.C11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-255.7544757033248" table:formula="of:=([.B113]/100-1)/(0.00391)" table:style-name="ce1">
            <text:p>-255,7544757</text:p>
          </table:table-cell>
          <table:table-cell office:value-type="float" office:value="3.8273692730538253" table:formula="of:=LOG10([.A113]*60)" table:style-name="ce1">
            <text:p>3,827369273</text:p>
          </table:table-cell>
          <table:table-cell office:value-type="float" office:value="-255.7544757033248" table:formula="of:=[.C11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-255.7544757033248" table:formula="of:=([.B114]/100-1)/(0.00391)" table:style-name="ce1">
            <text:p>-255,7544757</text:p>
          </table:table-cell>
          <table:table-cell office:value-type="float" office:value="3.8312296938670634" table:formula="of:=LOG10([.A114]*60)" table:style-name="ce1">
            <text:p>3,831229694</text:p>
          </table:table-cell>
          <table:table-cell office:value-type="float" office:value="-255.7544757033248" table:formula="of:=[.C11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-255.7544757033248" table:formula="of:=([.B115]/100-1)/(0.00391)" table:style-name="ce1">
            <text:p>-255,7544757</text:p>
          </table:table-cell>
          <table:table-cell office:value-type="float" office:value="3.8350561017201161" table:formula="of:=LOG10([.A115]*60)" table:style-name="ce1">
            <text:p>3,835056102</text:p>
          </table:table-cell>
          <table:table-cell office:value-type="float" office:value="-255.7544757033248" table:formula="of:=[.C11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-255.7544757033248" table:formula="of:=([.B116]/100-1)/(0.00391)" table:style-name="ce1">
            <text:p>-255,7544757</text:p>
          </table:table-cell>
          <table:table-cell office:value-type="float" office:value="3.8388490907372552" table:formula="of:=LOG10([.A116]*60)" table:style-name="ce1">
            <text:p>3,838849091</text:p>
          </table:table-cell>
          <table:table-cell office:value-type="float" office:value="-255.7544757033248" table:formula="of:=[.C11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255.7544757033248" table:formula="of:=([.B117]/100-1)/(0.00391)" table:style-name="ce1">
            <text:p>-255,7544757</text:p>
          </table:table-cell>
          <table:table-cell office:value-type="float" office:value="3.842609239610562" table:formula="of:=LOG10([.A117]*60)" table:style-name="ce1">
            <text:p>3,84260924</text:p>
          </table:table-cell>
          <table:table-cell office:value-type="float" office:value="-255.7544757033248" table:formula="of:=[.C11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-255.7544757033248" table:formula="of:=([.B118]/100-1)/(0.00391)" table:style-name="ce1">
            <text:p>-255,7544757</text:p>
          </table:table-cell>
          <table:table-cell office:value-type="float" office:value="3.8463371121298051" table:formula="of:=LOG10([.A118]*60)" table:style-name="ce1">
            <text:p>3,846337112</text:p>
          </table:table-cell>
          <table:table-cell office:value-type="float" office:value="-255.7544757033248" table:formula="of:=[.C11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-255.7544757033248" table:formula="of:=([.B119]/100-1)/(0.00391)" table:style-name="ce1">
            <text:p>-255,7544757</text:p>
          </table:table-cell>
          <table:table-cell office:value-type="float" office:value="3.8500332576897689" table:formula="of:=LOG10([.A119]*60)" table:style-name="ce1">
            <text:p>3,850033258</text:p>
          </table:table-cell>
          <table:table-cell office:value-type="float" office:value="-255.7544757033248" table:formula="of:=[.C11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-255.7544757033248" table:formula="of:=([.B120]/100-1)/(0.00391)" table:style-name="ce1">
            <text:p>-255,7544757</text:p>
          </table:table-cell>
          <table:table-cell office:value-type="float" office:value="3.8536982117761744" table:formula="of:=LOG10([.A120]*60)" table:style-name="ce1">
            <text:p>3,853698212</text:p>
          </table:table-cell>
          <table:table-cell office:value-type="float" office:value="-255.7544757033248" table:formula="of:=[.C12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-255.7544757033248" table:formula="of:=([.B121]/100-1)/(0.00391)" table:style-name="ce1">
            <text:p>-255,7544757</text:p>
          </table:table-cell>
          <table:table-cell office:value-type="float" office:value="3.8573324964312685" table:formula="of:=LOG10([.A121]*60)" table:style-name="ce1">
            <text:p>3,857332496</text:p>
          </table:table-cell>
          <table:table-cell office:value-type="float" office:value="-255.7544757033248" table:formula="of:=[.C12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-255.7544757033248" table:formula="of:=([.B122]/100-1)/(0.00391)" table:style-name="ce1">
            <text:p>-255,7544757</text:p>
          </table:table-cell>
          <table:table-cell office:value-type="float" office:value="3.8609366207000937" table:formula="of:=LOG10([.A122]*60)" table:style-name="ce1">
            <text:p>3,860936621</text:p>
          </table:table-cell>
          <table:table-cell office:value-type="float" office:value="-255.7544757033248" table:formula="of:=[.C12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255.7544757033248" table:formula="of:=([.B123]/100-1)/(0.00391)" table:style-name="ce1">
            <text:p>-255,7544757</text:p>
          </table:table-cell>
          <table:table-cell office:value-type="float" office:value="3.8645110810583918" table:formula="of:=LOG10([.A123]*60)" table:style-name="ce1">
            <text:p>3,864511081</text:p>
          </table:table-cell>
          <table:table-cell office:value-type="float" office:value="-255.7544757033248" table:formula="of:=[.C12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-255.7544757033248" table:formula="of:=([.B124]/100-1)/(0.00391)" table:style-name="ce1">
            <text:p>-255,7544757</text:p>
          </table:table-cell>
          <table:table-cell office:value-type="float" office:value="3.8680563618230415" table:formula="of:=LOG10([.A124]*60)" table:style-name="ce1">
            <text:p>3,868056362</text:p>
          </table:table-cell>
          <table:table-cell office:value-type="float" office:value="-255.7544757033248" table:formula="of:=[.C12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-255.7544757033248" table:formula="of:=([.B125]/100-1)/(0.00391)" table:style-name="ce1">
            <text:p>-255,7544757</text:p>
          </table:table-cell>
          <table:table-cell office:value-type="float" office:value="3.8715729355458786" table:formula="of:=LOG10([.A125]*60)" table:style-name="ce1">
            <text:p>3,871572936</text:p>
          </table:table-cell>
          <table:table-cell office:value-type="float" office:value="-255.7544757033248" table:formula="of:=[.C12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-255.7544757033248" table:formula="of:=([.B126]/100-1)/(0.00391)" table:style-name="ce1">
            <text:p>-255,7544757</text:p>
          </table:table-cell>
          <table:table-cell office:value-type="float" office:value="3.8750612633917001" table:formula="of:=LOG10([.A126]*60)" table:style-name="ce1">
            <text:p>3,875061263</text:p>
          </table:table-cell>
          <table:table-cell office:value-type="float" office:value="-255.7544757033248" table:formula="of:=[.C12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-255.7544757033248" table:formula="of:=([.B127]/100-1)/(0.00391)" table:style-name="ce1">
            <text:p>-255,7544757</text:p>
          </table:table-cell>
          <table:table-cell office:value-type="float" office:value="3.8785217955012063" table:formula="of:=LOG10([.A127]*60)" table:style-name="ce1">
            <text:p>3,878521796</text:p>
          </table:table-cell>
          <table:table-cell office:value-type="float" office:value="-255.7544757033248" table:formula="of:=[.C12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-255.7544757033248" table:formula="of:=([.B128]/100-1)/(0.00391)" table:style-name="ce1">
            <text:p>-255,7544757</text:p>
          </table:table-cell>
          <table:table-cell office:value-type="float" office:value="3.8819549713396007" table:formula="of:=LOG10([.A128]*60)" table:style-name="ce1">
            <text:p>3,881954971</text:p>
          </table:table-cell>
          <table:table-cell office:value-type="float" office:value="-255.7544757033248" table:formula="of:=[.C12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-255.7544757033248" table:formula="of:=([.B129]/100-1)/(0.00391)" table:style-name="ce1">
            <text:p>-255,7544757</text:p>
          </table:table-cell>
          <table:table-cell office:value-type="float" office:value="3.8853612200315122" table:formula="of:=LOG10([.A129]*60)" table:style-name="ce1">
            <text:p>3,88536122</text:p>
          </table:table-cell>
          <table:table-cell office:value-type="float" office:value="-255.7544757033248" table:formula="of:=[.C12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-255.7544757033248" table:formula="of:=([.B130]/100-1)/(0.00391)" table:style-name="ce1">
            <text:p>-255,7544757</text:p>
          </table:table-cell>
          <table:table-cell office:value-type="float" office:value="3.8887409606828927" table:formula="of:=LOG10([.A130]*60)" table:style-name="ce1">
            <text:p>3,888740961</text:p>
          </table:table-cell>
          <table:table-cell office:value-type="float" office:value="-255.7544757033248" table:formula="of:=[.C13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-255.7544757033248" table:formula="of:=([.B131]/100-1)/(0.00391)" table:style-name="ce1">
            <text:p>-255,7544757</text:p>
          </table:table-cell>
          <table:table-cell office:value-type="float" office:value="3.8920946026904804" table:formula="of:=LOG10([.A131]*60)" table:style-name="ce1">
            <text:p>3,892094603</text:p>
          </table:table-cell>
          <table:table-cell office:value-type="float" office:value="-255.7544757033248" table:formula="of:=[.C13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-255.7544757033248" table:formula="of:=([.B132]/100-1)/(0.00391)" table:style-name="ce1">
            <text:p>-255,7544757</text:p>
          </table:table-cell>
          <table:table-cell office:value-type="float" office:value="3.8954225460394079" table:formula="of:=LOG10([.A132]*60)" table:style-name="ce1">
            <text:p>3,895422546</text:p>
          </table:table-cell>
          <table:table-cell office:value-type="float" office:value="-255.7544757033248" table:formula="of:=[.C13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-255.7544757033248" table:formula="of:=([.B133]/100-1)/(0.00391)" table:style-name="ce1">
            <text:p>-255,7544757</text:p>
          </table:table-cell>
          <table:table-cell office:value-type="float" office:value="3.8987251815894934" table:formula="of:=LOG10([.A133]*60)" table:style-name="ce1">
            <text:p>3,898725182</text:p>
          </table:table-cell>
          <table:table-cell office:value-type="float" office:value="-255.7544757033248" table:formula="of:=[.C13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-255.7544757033248" table:formula="of:=([.B134]/100-1)/(0.00391)" table:style-name="ce1">
            <text:p>-255,7544757</text:p>
          </table:table-cell>
          <table:table-cell office:value-type="float" office:value="3.9020028913507296" table:formula="of:=LOG10([.A134]*60)" table:style-name="ce1">
            <text:p>3,902002891</text:p>
          </table:table-cell>
          <table:table-cell office:value-type="float" office:value="-255.7544757033248" table:formula="of:=[.C13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-255.7544757033248" table:formula="of:=([.B135]/100-1)/(0.00391)" table:style-name="ce1">
            <text:p>-255,7544757</text:p>
          </table:table-cell>
          <table:table-cell office:value-type="float" office:value="3.9052560487484511" table:formula="of:=LOG10([.A135]*60)" table:style-name="ce1">
            <text:p>3,905256049</text:p>
          </table:table-cell>
          <table:table-cell office:value-type="float" office:value="-255.7544757033248" table:formula="of:=[.C13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-255.7544757033248" table:formula="of:=([.B136]/100-1)/(0.00391)" table:style-name="ce1">
            <text:p>-255,7544757</text:p>
          </table:table-cell>
          <table:table-cell office:value-type="float" office:value="3.90848501887865" table:formula="of:=LOG10([.A136]*60)" table:style-name="ce1">
            <text:p>3,908485019</text:p>
          </table:table-cell>
          <table:table-cell office:value-type="float" office:value="-255.7544757033248" table:formula="of:=[.C13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-255.7544757033248" table:formula="of:=([.B137]/100-1)/(0.00391)" table:style-name="ce1">
            <text:p>-255,7544757</text:p>
          </table:table-cell>
          <table:table-cell office:value-type="float" office:value="3.9116901587538613" table:formula="of:=LOG10([.A137]*60)" table:style-name="ce1">
            <text:p>3,911690159</text:p>
          </table:table-cell>
          <table:table-cell office:value-type="float" office:value="-255.7544757033248" table:formula="of:=[.C13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-255.7544757033248" table:formula="of:=([.B138]/100-1)/(0.00391)" table:style-name="ce1">
            <text:p>-255,7544757</text:p>
          </table:table-cell>
          <table:table-cell office:value-type="float" office:value="3.9148718175400505" table:formula="of:=LOG10([.A138]*60)" table:style-name="ce1">
            <text:p>3,914871818</text:p>
          </table:table-cell>
          <table:table-cell office:value-type="float" office:value="-255.7544757033248" table:formula="of:=[.C13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-255.7544757033248" table:formula="of:=([.B139]/100-1)/(0.00391)" table:style-name="ce1">
            <text:p>-255,7544757</text:p>
          </table:table-cell>
          <table:table-cell office:value-type="float" office:value="3.9180303367848803" table:formula="of:=LOG10([.A139]*60)" table:style-name="ce1">
            <text:p>3,918030337</text:p>
          </table:table-cell>
          <table:table-cell office:value-type="float" office:value="-255.7544757033248" table:formula="of:=[.C13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-255.7544757033248" table:formula="of:=([.B140]/100-1)/(0.00391)" table:style-name="ce1">
            <text:p>-255,7544757</text:p>
          </table:table-cell>
          <table:table-cell office:value-type="float" office:value="3.9211660506377388" table:formula="of:=LOG10([.A140]*60)" table:style-name="ce1">
            <text:p>3,921166051</text:p>
          </table:table-cell>
          <table:table-cell office:value-type="float" office:value="-255.7544757033248" table:formula="of:=[.C14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-255.7544757033248" table:formula="of:=([.B141]/100-1)/(0.00391)" table:style-name="ce1">
            <text:p>-255,7544757</text:p>
          </table:table-cell>
          <table:table-cell office:value-type="float" office:value="3.9242792860618816" table:formula="of:=LOG10([.A141]*60)" table:style-name="ce1">
            <text:p>3,924279286</text:p>
          </table:table-cell>
          <table:table-cell office:value-type="float" office:value="-255.7544757033248" table:formula="of:=[.C14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-255.7544757033248" table:formula="of:=([.B142]/100-1)/(0.00391)" table:style-name="ce1">
            <text:p>-255,7544757</text:p>
          </table:table-cell>
          <table:table-cell office:value-type="float" office:value="3.9273703630390235" table:formula="of:=LOG10([.A142]*60)" table:style-name="ce1">
            <text:p>3,927370363</text:p>
          </table:table-cell>
          <table:table-cell office:value-type="float" office:value="-255.7544757033248" table:formula="of:=[.C14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-255.7544757033248" table:formula="of:=([.B143]/100-1)/(0.00391)" table:style-name="ce1">
            <text:p>-255,7544757</text:p>
          </table:table-cell>
          <table:table-cell office:value-type="float" office:value="3.9304395947667001" table:formula="of:=LOG10([.A143]*60)" table:style-name="ce1">
            <text:p>3,930439595</text:p>
          </table:table-cell>
          <table:table-cell office:value-type="float" office:value="-255.7544757033248" table:formula="of:=[.C14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-255.7544757033248" table:formula="of:=([.B144]/100-1)/(0.00391)" table:style-name="ce1">
            <text:p>-255,7544757</text:p>
          </table:table-cell>
          <table:table-cell office:value-type="float" office:value="3.9334872878487053" table:formula="of:=LOG10([.A144]*60)" table:style-name="ce1">
            <text:p>3,933487288</text:p>
          </table:table-cell>
          <table:table-cell office:value-type="float" office:value="-255.7544757033248" table:formula="of:=[.C14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-255.7544757033248" table:formula="of:=([.B145]/100-1)/(0.00391)" table:style-name="ce1">
            <text:p>-255,7544757</text:p>
          </table:table-cell>
          <table:table-cell office:value-type="float" office:value="3.9365137424788932" table:formula="of:=LOG10([.A145]*60)" table:style-name="ce1">
            <text:p>3,936513742</text:p>
          </table:table-cell>
          <table:table-cell office:value-type="float" office:value="-255.7544757033248" table:formula="of:=[.C14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-255.7544757033248" table:formula="of:=([.B146]/100-1)/(0.00391)" table:style-name="ce1">
            <text:p>-255,7544757</text:p>
          </table:table-cell>
          <table:table-cell office:value-type="float" office:value="3.9395192526186187" table:formula="of:=LOG10([.A146]*60)" table:style-name="ce1">
            <text:p>3,939519253</text:p>
          </table:table-cell>
          <table:table-cell office:value-type="float" office:value="-255.7544757033248" table:formula="of:=[.C14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-255.7544757033248" table:formula="of:=([.B147]/100-1)/(0.00391)" table:style-name="ce1">
            <text:p>-255,7544757</text:p>
          </table:table-cell>
          <table:table-cell office:value-type="float" office:value="3.9425041061680806" table:formula="of:=LOG10([.A147]*60)" table:style-name="ce1">
            <text:p>3,942504106</text:p>
          </table:table-cell>
          <table:table-cell office:value-type="float" office:value="-255.7544757033248" table:formula="of:=[.C147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255.7544757033248" table:formula="of:=([.B148]/100-1)/(0.00391)" table:style-name="ce1">
            <text:p>-255,7544757</text:p>
          </table:table-cell>
          <table:table-cell office:value-type="float" office:value="3.9454685851318199" table:formula="of:=LOG10([.A148]*60)" table:style-name="ce1">
            <text:p>3,945468585</text:p>
          </table:table-cell>
          <table:table-cell office:value-type="float" office:value="-255.7544757033248" table:formula="of:=[.C148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-255.7544757033248" table:formula="of:=([.B149]/100-1)/(0.00391)" table:style-name="ce1">
            <text:p>-255,7544757</text:p>
          </table:table-cell>
          <table:table-cell office:value-type="float" office:value="3.9484129657786009" table:formula="of:=LOG10([.A149]*60)" table:style-name="ce1">
            <text:p>3,948412966</text:p>
          </table:table-cell>
          <table:table-cell office:value-type="float" office:value="-255.7544757033248" table:formula="of:=[.C149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-255.7544757033248" table:formula="of:=([.B150]/100-1)/(0.00391)" table:style-name="ce1">
            <text:p>-255,7544757</text:p>
          </table:table-cell>
          <table:table-cell office:value-type="float" office:value="3.9513375187959179" table:formula="of:=LOG10([.A150]*60)" table:style-name="ce1">
            <text:p>3,951337519</text:p>
          </table:table-cell>
          <table:table-cell office:value-type="float" office:value="-255.7544757033248" table:formula="of:=[.C150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-255.7544757033248" table:formula="of:=([.B151]/100-1)/(0.00391)" table:style-name="ce1">
            <text:p>-255,7544757</text:p>
          </table:table-cell>
          <table:table-cell office:value-type="float" office:value="3.9542425094393248" table:formula="of:=LOG10([.A151]*60)" table:style-name="ce1">
            <text:p>3,954242509</text:p>
          </table:table-cell>
          <table:table-cell office:value-type="float" office:value="-255.7544757033248" table:formula="of:=[.C151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-255.7544757033248" table:formula="of:=([.B152]/100-1)/(0.00391)" table:style-name="ce1">
            <text:p>-255,7544757</text:p>
          </table:table-cell>
          <table:table-cell office:value-type="float" office:value="3.9571281976768131" table:formula="of:=LOG10([.A152]*60)" table:style-name="ce1">
            <text:p>3,957128198</text:p>
          </table:table-cell>
          <table:table-cell office:value-type="float" office:value="-255.7544757033248" table:formula="of:=[.C152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-255.7544757033248" table:formula="of:=([.B153]/100-1)/(0.00391)" table:style-name="ce1">
            <text:p>-255,7544757</text:p>
          </table:table-cell>
          <table:table-cell office:value-type="float" office:value="3.959994838328416" table:formula="of:=LOG10([.A153]*60)" table:style-name="ce1">
            <text:p>3,959994838</text:p>
          </table:table-cell>
          <table:table-cell office:value-type="float" office:value="-255.7544757033248" table:formula="of:=[.C153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-255.7544757033248" table:formula="of:=([.B154]/100-1)/(0.00391)" table:style-name="ce1">
            <text:p>-255,7544757</text:p>
          </table:table-cell>
          <table:table-cell office:value-type="float" office:value="3.9628426812012423" table:formula="of:=LOG10([.A154]*60)" table:style-name="ce1">
            <text:p>3,962842681</text:p>
          </table:table-cell>
          <table:table-cell office:value-type="float" office:value="-255.7544757033248" table:formula="of:=[.C154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-255.7544757033248" table:formula="of:=([.B155]/100-1)/(0.00391)" table:style-name="ce1">
            <text:p>-255,7544757</text:p>
          </table:table-cell>
          <table:table-cell office:value-type="float" office:value="3.9656719712201065" table:formula="of:=LOG10([.A155]*60)" table:style-name="ce1">
            <text:p>3,965671971</text:p>
          </table:table-cell>
          <table:table-cell office:value-type="float" office:value="-255.7544757033248" table:formula="of:=[.C155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-255.7544757033248" table:formula="of:=([.B156]/100-1)/(0.00391)" table:style-name="ce1">
            <text:p>-255,7544757</text:p>
          </table:table-cell>
          <table:table-cell office:value-type="float" office:value="3.9684829485539352" table:formula="of:=LOG10([.A156]*60)" table:style-name="ce1">
            <text:p>3,968482949</text:p>
          </table:table-cell>
          <table:table-cell office:value-type="float" office:value="-255.7544757033248" table:formula="of:=[.C156]" table:style-name="ce1">
            <text:p>-255,7544757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255.7544757033248" table:formula="of:=([.B157]/100-1)/(0.00391)" table:style-name="ce1">
            <text:p>-255,7544757</text:p>
          </table:table-cell>
          <table:table-cell office:value-type="float" office:value="3.971275848738105" table:formula="of:=LOG10([.A157]*60)" table:style-name="ce1">
            <text:p>3,971275849</text:p>
          </table:table-cell>
          <table:table-cell office:value-type="float" office:value="-255.7544757033248" table:formula="of:=[.C157]" table:style-name="ce1">
            <text:p>-255,7544757</text:p>
          </table:table-cell>
          <table:table-cell table:number-columns-repeated="16379"/>
        </table:table-row>
        <table:table-row table:number-rows-repeated="1048419" table:style-name="ro1">
          <table:table-cell table:number-columns-repeated="16384"/>
        </table:table-row>
      </table:table>
      <table:table table:name="Feui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Guillaume Blanché</meta:initial-creator>
    <dc:creator>Guillaume Blanché</dc:creator>
    <meta:creation-date>2021-11-17T16:44:37Z</meta:creation-date>
    <dc:date>2021-12-15T15:24:24Z</dc:date>
    <meta:editing-cycles>1</meta:editing-cycles>
    <meta:editing-duration>PT760S</meta:editing-duration>
    <meta:user-defined meta:name="ProgId">Excel.Sheet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$F$24:.$F$93" chart:class="chart:scatter" chart:attached-axis="primary-y" chart:style-name="G0S0">
            <chart:domain table:cell-range-address="Feuille1.$E$24:.$E$93"/>
            <chart:regression-curve chart:style-name="T000">
              <chart:equation chart:automatic-content="true" chart:display-equation="true" chart:display-r-square="false" svg:x="65.07929133858268pt" svg:y="59.52094488188976pt" chart:style-name="TL000"/>
            </chart:regression-curve>
            <chart:data-point chart:repeated="7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le2.$E$9:.$E$51" chart:class="chart:scatter" chart:attached-axis="primary-y" chart:style-name="G0S0">
            <chart:domain table:cell-range-address="Feuille2.$D$9:.$D$51"/>
            <chart:regression-curve chart:style-name="T000">
              <chart:equation chart:automatic-content="true" chart:display-equation="true" chart:display-r-square="false" svg:x="209.0pt" svg:y="50.0pt" chart:style-name="TL000"/>
            </chart:regression-curve>
            <chart:data-point chart:repeated="4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